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9146a" style:font-size-asian="8pt" style:font-size-complex="8pt"/>
    </style:style>
    <style:style style:name="P8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9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9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0f678" style:font-size-asian="8pt" style:font-size-complex="8pt"/>
    </style:style>
    <style:style style:name="P9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9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512b9" style:font-size-asian="8pt" style:font-size-complex="8pt"/>
    </style:style>
    <style:style style:name="P9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9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0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0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4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6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1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f9fb2" style:font-size-asian="8pt" style:font-size-complex="8pt"/>
    </style:style>
    <style:style style:name="P11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2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2bc72" style:font-size-asian="8pt" style:font-size-complex="8pt"/>
    </style:style>
    <style:style style:name="P115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6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7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dddb" style:font-size-asian="8pt" style:font-size-complex="8pt"/>
    </style:style>
    <style:style style:name="P11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19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20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121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12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2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12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2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53442" style:font-size-asian="8pt" style:font-size-complex="8pt"/>
    </style:style>
    <style:style style:name="P126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27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9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30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13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132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3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eb9f3" style:font-size-asian="8pt" style:font-size-complex="8pt"/>
    </style:style>
    <style:style style:name="P134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081b2" style:font-size-asian="8pt" style:font-size-complex="8pt"/>
    </style:style>
    <style:style style:name="P135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53f46" style:font-size-asian="8pt" style:font-size-complex="8pt"/>
    </style:style>
    <style:style style:name="P136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7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139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c861e" style:font-size-asian="8pt" style:font-size-complex="8pt"/>
    </style:style>
    <style:style style:name="P140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4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42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14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144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14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14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14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49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50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5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5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5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5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58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5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0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b80eba" style:font-size-asian="8pt" style:font-weight-asian="bold" style:font-size-complex="8pt" style:font-weight-complex="bold"/>
    </style:style>
    <style:style style:name="P16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c1e0fe" style:font-size-asian="8pt" style:font-weight-asian="bold" style:font-size-complex="8pt" style:font-weight-complex="bold"/>
    </style:style>
    <style:style style:name="P16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c40be8" style:font-size-asian="8pt" style:font-weight-asian="bold" style:font-size-complex="8pt" style:font-weight-complex="bold"/>
    </style:style>
    <style:style style:name="P164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c77441" style:font-size-asian="8pt" style:font-weight-asian="bold" style:font-size-complex="8pt" style:font-weight-complex="bold"/>
    </style:style>
    <style:style style:name="P165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c9467c" style:font-size-asian="8pt" style:font-weight-asian="bold" style:font-size-complex="8pt" style:font-weight-complex="bold"/>
    </style:style>
    <style:style style:name="P16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d65190" style:font-size-asian="8pt" style:font-weight-asian="bold" style:font-size-complex="8pt" style:font-weight-complex="bold"/>
    </style:style>
    <style:style style:name="P167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6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afb953" style:font-size-asian="8pt" style:font-weight-asian="bold" style:font-size-complex="8pt" style:font-weight-complex="bold"/>
    </style:style>
    <style:style style:name="P16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b1b4d8" style:font-size-asian="8pt" style:font-weight-asian="bold" style:font-size-complex="8pt" style:font-weight-complex="bold"/>
    </style:style>
    <style:style style:name="P17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c77441" style:font-size-asian="8pt" style:font-weight-asian="bold" style:font-size-complex="8pt" style:font-weight-complex="bold"/>
    </style:style>
    <style:style style:name="P17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c77441" style:font-size-asian="8pt" style:font-weight-asian="bold" style:font-size-complex="8pt" style:font-weight-complex="bold"/>
    </style:style>
    <style:style style:name="P172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dc2d86" style:font-size-asian="8pt" style:font-weight-asian="bold" style:font-size-complex="8pt" style:font-weight-complex="bold"/>
    </style:style>
    <style:style style:name="P17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7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7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7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P177" style:family="paragraph" style:parent-style-name="Preformatted_20_Text">
      <style:paragraph-properties fo:break-before="page" fo:padding="0.049cm" fo:border="none"/>
      <style:text-properties style:font-name="DejaVu Sans Condensed" fo:font-size="8pt" officeooo:rsid="004c43b0" officeooo:paragraph-rsid="00252667" style:font-size-asian="8pt" style:font-size-complex="8pt"/>
    </style:style>
    <style:style style:name="P1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rsid="004c43b0" officeooo:paragraph-rsid="006df90f" style:font-size-asian="8pt" style:font-size-complex="8pt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officeooo:rsid="002132d0" style:font-weight-asian="bold" style:font-weight-complex="bold"/>
    </style:style>
    <style:style style:name="T4" style:family="text">
      <style:text-properties fo:color="#ff0000" loext:opacity="100%" fo:font-weight="bold" officeooo:rsid="008139f4" style:font-weight-asian="bold" style:font-weight-complex="bold"/>
    </style:style>
    <style:style style:name="T5" style:family="text">
      <style:text-properties fo:color="#ff0000" loext:opacity="100%" fo:font-weight="bold" officeooo:rsid="008331a1" style:font-weight-asian="bold" style:font-weight-complex="bold"/>
    </style:style>
    <style:style style:name="T6" style:family="text">
      <style:text-properties fo:color="#ff0000" loext:opacity="100%" officeooo:rsid="00934473"/>
    </style:style>
    <style:style style:name="T7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00" loext:opacity="100%" fo:font-size="9pt" fo:font-weight="bold" officeooo:rsid="000b512c" style:font-size-asian="9pt" style:font-weight-asian="bold" style:font-size-complex="9pt" style:font-weight-complex="bold"/>
    </style:style>
    <style:style style:name="T9" style:family="text">
      <style:text-properties fo:color="#ff0000" loext:opacity="100%" fo:font-size="9pt" fo:font-weight="bold" officeooo:rsid="002132d0" style:font-size-asian="9pt" style:font-weight-asian="bold" style:font-size-complex="9pt" style:font-weight-complex="bold"/>
    </style:style>
    <style:style style:name="T10" style:family="text">
      <style:text-properties fo:color="#ff0000" loext:opacity="100%" fo:font-size="9pt" fo:font-weight="bold" officeooo:rsid="00ae08bc" style:font-size-asian="9pt" style:font-weight-asian="bold" style:font-size-complex="9pt" style:font-weight-complex="bold"/>
    </style:style>
    <style:style style:name="T11" style:family="text">
      <style:text-properties fo:color="#ff0000" loext:opacity="100%" fo:font-size="9pt" fo:font-weight="bold" officeooo:rsid="00afb953" style:font-size-asian="9pt" style:font-weight-asian="bold" style:font-size-complex="9pt" style:font-weight-complex="bold"/>
    </style:style>
    <style:style style:name="T12" style:family="text">
      <style:text-properties fo:color="#ff0000" loext:opacity="100%" fo:font-size="9pt" fo:font-weight="bold" officeooo:rsid="00b1b4d8" style:font-size-asian="9pt" style:font-weight-asian="bold" style:font-size-complex="9pt" style:font-weight-complex="bold"/>
    </style:style>
    <style:style style:name="T13" style:family="text">
      <style:text-properties fo:color="#ff0000" loext:opacity="100%" fo:font-size="9pt" fo:font-weight="bold" officeooo:rsid="00b3288f" style:font-size-asian="9pt" style:font-weight-asian="bold" style:font-size-complex="9pt" style:font-weight-complex="bold"/>
    </style:style>
    <style:style style:name="T14" style:family="text">
      <style:text-properties fo:color="#ff0000" loext:opacity="100%" fo:font-size="9pt" fo:font-weight="bold" officeooo:rsid="008f1516" style:font-size-asian="9pt" style:font-weight-asian="bold" style:font-size-complex="9pt" style:font-weight-complex="bold"/>
    </style:style>
    <style:style style:name="T15" style:family="text">
      <style:text-properties fo:color="#ff0000" loext:opacity="100%" fo:font-size="9pt" fo:font-weight="bold" officeooo:rsid="001add93" style:font-size-asian="9pt" style:font-weight-asian="bold" style:font-size-complex="9pt" style:font-weight-complex="bold"/>
    </style:style>
    <style:style style:name="T16" style:family="text">
      <style:text-properties fo:color="#ff0000" loext:opacity="100%" fo:font-size="9pt" fo:font-weight="bold" officeooo:rsid="00beb9f3" style:font-size-asian="9pt" style:font-weight-asian="bold" style:font-size-complex="9pt" style:font-weight-complex="bold"/>
    </style:style>
    <style:style style:name="T17" style:family="text">
      <style:text-properties fo:color="#ff0000" loext:opacity="100%" fo:font-size="9pt" fo:font-weight="bold" officeooo:rsid="0069cbfb" style:font-size-asian="9pt" style:font-weight-asian="bold" style:font-size-complex="9pt" style:font-weight-complex="bold"/>
    </style:style>
    <style:style style:name="T18" style:family="text">
      <style:text-properties fo:color="#ff0000" loext:opacity="100%" fo:font-size="9pt" fo:font-weight="bold" officeooo:rsid="00508e58" style:font-size-asian="9pt" style:font-weight-asian="bold" style:font-size-complex="9pt" style:font-weight-complex="bold"/>
    </style:style>
    <style:style style:name="T19" style:family="text">
      <style:text-properties fo:color="#ff0000" loext:opacity="100%" fo:font-size="9pt" fo:font-weight="bold" officeooo:rsid="00abdf76" style:font-size-asian="9pt" style:font-weight-asian="bold" style:font-size-complex="9pt" style:font-weight-complex="bold"/>
    </style:style>
    <style:style style:name="T20" style:family="text">
      <style:text-properties fo:color="#ff0000" loext:opacity="100%" fo:font-size="9pt" fo:font-weight="bold" officeooo:rsid="00ac7e89" style:font-size-asian="9pt" style:font-weight-asian="bold" style:font-size-complex="9pt" style:font-weight-complex="bold"/>
    </style:style>
    <style:style style:name="T21" style:family="text">
      <style:text-properties fo:color="#ff0000" loext:opacity="100%" fo:font-size="9pt" fo:font-weight="bold" officeooo:rsid="0078462c" style:font-size-asian="9pt" style:font-weight-asian="bold" style:font-size-complex="9pt" style:font-weight-complex="bold"/>
    </style:style>
    <style:style style:name="T22" style:family="text">
      <style:text-properties fo:color="#ff0000" loext:opacity="100%" fo:font-size="9pt" fo:font-weight="bold" officeooo:rsid="0078f702" style:font-size-asian="9pt" style:font-weight-asian="bold" style:font-size-complex="9pt" style:font-weight-complex="bold"/>
    </style:style>
    <style:style style:name="T23" style:family="text">
      <style:text-properties fo:color="#ff0000" loext:opacity="100%" fo:font-size="9pt" fo:font-weight="bold" officeooo:rsid="00985851" style:font-size-asian="9pt" style:font-weight-asian="bold" style:font-size-complex="9pt" style:font-weight-complex="bold"/>
    </style:style>
    <style:style style:name="T24" style:family="text">
      <style:text-properties fo:color="#ff0000" loext:opacity="100%" fo:font-size="9pt" fo:font-weight="bold" officeooo:rsid="00c9467c" style:font-size-asian="9pt" style:font-weight-asian="bold" style:font-size-complex="9pt" style:font-weight-complex="bold"/>
    </style:style>
    <style:style style:name="T25" style:family="text">
      <style:text-properties fo:color="#ff0000" loext:opacity="100%" fo:font-size="9pt" fo:font-weight="bold" officeooo:rsid="00774f37" style:font-size-asian="9pt" style:font-weight-asian="bold" style:font-size-complex="9pt" style:font-weight-complex="bold"/>
    </style:style>
    <style:style style:name="T26" style:family="text">
      <style:text-properties fo:color="#ff0000" loext:opacity="100%" fo:font-size="9pt" fo:font-weight="bold" officeooo:rsid="004e7ca9" style:font-size-asian="9pt" style:font-weight-asian="bold" style:font-size-complex="9pt" style:font-weight-complex="bold"/>
    </style:style>
    <style:style style:name="T27" style:family="text">
      <style:text-properties fo:color="#ff0000" loext:opacity="100%" fo:font-size="9pt" fo:font-weight="bold" officeooo:rsid="00d0e56b" style:font-size-asian="9pt" style:font-weight-asian="bold" style:font-size-complex="9pt" style:font-weight-complex="bold"/>
    </style:style>
    <style:style style:name="T28" style:family="text">
      <style:text-properties fo:color="#ff0000" loext:opacity="100%" fo:font-size="9pt" fo:font-weight="bold" officeooo:rsid="00d3145d" style:font-size-asian="9pt" style:font-weight-asian="bold" style:font-size-complex="9pt" style:font-weight-complex="bold"/>
    </style:style>
    <style:style style:name="T29" style:family="text">
      <style:text-properties fo:color="#ff0000" loext:opacity="100%" fo:font-size="9pt" fo:font-weight="bold" officeooo:rsid="00d3dddb" style:font-size-asian="9pt" style:font-weight-asian="bold" style:font-size-complex="9pt" style:font-weight-complex="bold"/>
    </style:style>
    <style:style style:name="T30" style:family="text">
      <style:text-properties fo:color="#ff0000" loext:opacity="100%" fo:font-size="9pt" fo:font-weight="bold" officeooo:rsid="008543bc" style:font-size-asian="9pt" style:font-weight-asian="bold" style:font-size-complex="9pt" style:font-weight-complex="bold"/>
    </style:style>
    <style:style style:name="T31" style:family="text">
      <style:text-properties fo:color="#ff0000" loext:opacity="100%" fo:font-size="7pt" fo:font-weight="bold" officeooo:rsid="00d0e56b" style:font-size-asian="7pt" style:font-weight-asian="bold" style:font-size-complex="7pt" style:font-weight-complex="bold"/>
    </style:style>
    <style:style style:name="T32" style:family="text">
      <style:text-properties fo:color="#ff0000" loext:opacity="100%" fo:font-size="7pt" fo:font-weight="bold" officeooo:rsid="00d3145d" style:font-size-asian="7pt" style:font-weight-asian="bold" style:font-size-complex="7pt" style:font-weight-complex="bold"/>
    </style:style>
    <style:style style:name="T33" style:family="text">
      <style:text-properties fo:font-size="6pt" officeooo:rsid="00252667" style:font-size-asian="6pt" style:font-size-complex="6pt"/>
    </style:style>
    <style:style style:name="T34" style:family="text">
      <style:text-properties fo:font-size="6pt" officeooo:rsid="003de502" style:font-size-asian="6pt" style:font-size-complex="6pt"/>
    </style:style>
    <style:style style:name="T35" style:family="text">
      <style:text-properties fo:font-size="6pt" officeooo:rsid="003f94e3" style:font-size-asian="6pt" style:font-size-complex="6pt"/>
    </style:style>
    <style:style style:name="T36" style:family="text">
      <style:text-properties fo:font-size="6pt" officeooo:rsid="004c43b0" style:font-size-asian="6pt" style:font-size-complex="6pt"/>
    </style:style>
    <style:style style:name="T37" style:family="text">
      <style:text-properties officeooo:rsid="0027025f"/>
    </style:style>
    <style:style style:name="T38" style:family="text">
      <style:text-properties officeooo:rsid="0028d67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bcbf4"/>
    </style:style>
    <style:style style:name="T42" style:family="text">
      <style:text-properties officeooo:rsid="002d2524"/>
    </style:style>
    <style:style style:name="T43" style:family="text">
      <style:text-properties officeooo:rsid="002d6e0b"/>
    </style:style>
    <style:style style:name="T44" style:family="text">
      <style:text-properties officeooo:rsid="002f4732"/>
    </style:style>
    <style:style style:name="T45" style:family="text">
      <style:text-properties officeooo:rsid="0037ba81"/>
    </style:style>
    <style:style style:name="T46" style:family="text">
      <style:text-properties officeooo:rsid="0042b1c1"/>
    </style:style>
    <style:style style:name="T47" style:family="text">
      <style:text-properties officeooo:rsid="004306ae"/>
    </style:style>
    <style:style style:name="T48" style:family="text">
      <style:text-properties officeooo:rsid="004c6bb7"/>
    </style:style>
    <style:style style:name="T49" style:family="text">
      <style:text-properties officeooo:rsid="004d8862"/>
    </style:style>
    <style:style style:name="T50" style:family="text">
      <style:text-properties fo:color="#00a933" loext:opacity="100%" fo:font-weight="bold" style:font-weight-asian="bold" style:font-weight-complex="bold"/>
    </style:style>
    <style:style style:name="T51" style:family="text">
      <style:text-properties fo:color="#00a933" loext:opacity="100%" fo:font-weight="bold" officeooo:rsid="00993890" style:font-weight-asian="bold" style:font-weight-complex="bold"/>
    </style:style>
    <style:style style:name="T52" style:family="text">
      <style:text-properties fo:color="#3465a4" loext:opacity="100%"/>
    </style:style>
    <style:style style:name="T53" style:family="text">
      <style:text-properties officeooo:rsid="0083456d"/>
    </style:style>
    <style:style style:name="T54" style:family="text">
      <style:text-properties fo:color="#069a2e" loext:opacity="100%"/>
    </style:style>
    <style:style style:name="T55" style:family="text">
      <style:text-properties fo:color="#069a2e" loext:opacity="100%" fo:font-weight="bold" style:font-weight-asian="bold" style:font-weight-complex="bold"/>
    </style:style>
    <style:style style:name="T56" style:family="text">
      <style:text-properties fo:color="#069a2e" loext:opacity="100%" officeooo:rsid="005d286b"/>
    </style:style>
    <style:style style:name="T57" style:family="text">
      <style:text-properties fo:color="#069a2e" loext:opacity="100%" fo:font-size="7pt" fo:font-weight="bold" officeooo:rsid="000b512c" style:font-size-asian="7pt" style:font-weight-asian="bold" style:font-size-complex="7pt" style:font-weight-complex="bold"/>
    </style:style>
    <style:style style:name="T58" style:family="text">
      <style:text-properties fo:color="#069a2e" loext:opacity="100%" fo:font-size="7pt" fo:font-weight="bold" officeooo:rsid="0093a0d3" style:font-size-asian="7pt" style:font-weight-asian="bold" style:font-size-complex="7pt" style:font-weight-complex="bold"/>
    </style:style>
    <style:style style:name="T59" style:family="text">
      <style:text-properties fo:color="#069a2e" loext:opacity="100%" fo:font-size="7pt" fo:font-weight="bold" officeooo:rsid="006df90f" style:font-size-asian="7pt" style:font-weight-asian="bold" style:font-size-complex="7pt" style:font-weight-complex="bold"/>
    </style:style>
    <style:style style:name="T60" style:family="text">
      <style:text-properties fo:color="#069a2e" loext:opacity="100%" fo:font-size="7pt" fo:font-weight="bold" officeooo:rsid="0069cbfb" style:font-size-asian="7pt" style:font-weight-asian="bold" style:font-size-complex="7pt" style:font-weight-complex="bold"/>
    </style:style>
    <style:style style:name="T61" style:family="text">
      <style:text-properties fo:color="#069a2e" loext:opacity="100%" fo:font-size="7pt" fo:font-weight="bold" officeooo:rsid="009ada81" style:font-size-asian="7pt" style:font-weight-asian="bold" style:font-size-complex="7pt" style:font-weight-complex="bold"/>
    </style:style>
    <style:style style:name="T62" style:family="text">
      <style:text-properties fo:color="#069a2e" loext:opacity="100%" fo:font-size="7pt" fo:font-weight="bold" officeooo:rsid="0099c138" style:font-size-asian="7pt" style:font-weight-asian="bold" style:font-size-complex="7pt" style:font-weight-complex="bold"/>
    </style:style>
    <style:style style:name="T63" style:family="text">
      <style:text-properties fo:color="#069a2e" loext:opacity="100%" fo:font-size="7pt" style:font-size-asian="7pt" style:font-size-complex="7pt"/>
    </style:style>
    <style:style style:name="T64" style:family="text">
      <style:text-properties fo:color="#069a2e" loext:opacity="100%" fo:font-size="7pt" officeooo:rsid="009ada81" style:font-size-asian="7pt" style:font-size-complex="7pt"/>
    </style:style>
    <style:style style:name="T65" style:family="text">
      <style:text-properties fo:color="#168253" loext:opacity="100%" fo:font-weight="bold" officeooo:rsid="0093a0d3" style:font-weight-asian="bold" style:font-weight-complex="bold"/>
    </style:style>
    <style:style style:name="T66" style:family="text">
      <style:text-properties fo:color="#168253" loext:opacity="100%" fo:font-size="7pt" fo:font-weight="bold" style:font-size-asian="7pt" style:font-weight-asian="bold" style:font-size-complex="7pt" style:font-weight-complex="bold"/>
    </style:style>
    <style:style style:name="T67" style:family="text">
      <style:text-properties fo:color="#168253" loext:opacity="100%" fo:font-size="7pt" fo:font-weight="bold" officeooo:rsid="00ac861e" style:font-size-asian="7pt" style:font-weight-asian="bold" style:font-size-complex="7pt" style:font-weight-complex="bold"/>
    </style:style>
    <style:style style:name="T68" style:family="text">
      <style:text-properties fo:color="#168253" loext:opacity="100%" fo:font-size="7pt" fo:font-weight="bold" officeooo:rsid="000b512c" style:font-size-asian="7pt" style:font-weight-asian="bold" style:font-size-complex="7pt" style:font-weight-complex="bold"/>
    </style:style>
    <style:style style:name="T69" style:family="text">
      <style:text-properties fo:color="#168253" loext:opacity="100%" fo:font-size="7pt" fo:font-weight="bold" officeooo:rsid="002132d0" style:font-size-asian="7pt" style:font-weight-asian="bold" style:font-size-complex="7pt" style:font-weight-complex="bold"/>
    </style:style>
    <style:style style:name="T70" style:family="text">
      <style:text-properties fo:color="#168253" loext:opacity="100%" fo:font-size="7pt" fo:font-weight="bold" officeooo:rsid="0093a0d3" style:font-size-asian="7pt" style:font-weight-asian="bold" style:font-size-complex="7pt" style:font-weight-complex="bold"/>
    </style:style>
    <style:style style:name="T71" style:family="text">
      <style:text-properties fo:color="#168253" loext:opacity="100%" fo:font-size="7pt" fo:font-weight="bold" officeooo:rsid="00afb953" style:font-size-asian="7pt" style:font-weight-asian="bold" style:font-size-complex="7pt" style:font-weight-complex="bold"/>
    </style:style>
    <style:style style:name="T72" style:family="text">
      <style:text-properties fo:color="#168253" loext:opacity="100%" fo:font-size="7pt" fo:font-weight="bold" officeooo:rsid="00b1b4d8" style:font-size-asian="7pt" style:font-weight-asian="bold" style:font-size-complex="7pt" style:font-weight-complex="bold"/>
    </style:style>
    <style:style style:name="T73" style:family="text">
      <style:text-properties fo:color="#168253" loext:opacity="100%" fo:font-size="7pt" fo:font-weight="bold" officeooo:rsid="001add93" style:font-size-asian="7pt" style:font-weight-asian="bold" style:font-size-complex="7pt" style:font-weight-complex="bold"/>
    </style:style>
    <style:style style:name="T74" style:family="text">
      <style:text-properties fo:color="#168253" loext:opacity="100%" fo:font-size="7pt" fo:font-weight="bold" officeooo:rsid="006df90f" style:font-size-asian="7pt" style:font-weight-asian="bold" style:font-size-complex="7pt" style:font-weight-complex="bold"/>
    </style:style>
    <style:style style:name="T75" style:family="text">
      <style:text-properties fo:color="#168253" loext:opacity="100%" fo:font-size="7pt" fo:font-weight="bold" officeooo:rsid="0069cbfb" style:font-size-asian="7pt" style:font-weight-asian="bold" style:font-size-complex="7pt" style:font-weight-complex="bold"/>
    </style:style>
    <style:style style:name="T76" style:family="text">
      <style:text-properties fo:color="#168253" loext:opacity="100%" fo:font-size="7pt" fo:font-weight="bold" officeooo:rsid="00508e58" style:font-size-asian="7pt" style:font-weight-asian="bold" style:font-size-complex="7pt" style:font-weight-complex="bold"/>
    </style:style>
    <style:style style:name="T77" style:family="text">
      <style:text-properties fo:color="#168253" loext:opacity="100%" fo:font-size="7pt" fo:font-weight="bold" officeooo:rsid="00985851" style:font-size-asian="7pt" style:font-weight-asian="bold" style:font-size-complex="7pt" style:font-weight-complex="bold"/>
    </style:style>
    <style:style style:name="T78" style:family="text">
      <style:text-properties fo:color="#168253" loext:opacity="100%" fo:font-size="7pt" fo:font-weight="bold" officeooo:rsid="0099c138" style:font-size-asian="7pt" style:font-weight-asian="bold" style:font-size-complex="7pt" style:font-weight-complex="bold"/>
    </style:style>
    <style:style style:name="T79" style:family="text">
      <style:text-properties fo:color="#168253" loext:opacity="100%" fo:font-size="7pt" fo:font-weight="bold" officeooo:rsid="00b512b9" style:font-size-asian="7pt" style:font-weight-asian="bold" style:font-size-complex="7pt" style:font-weight-complex="bold"/>
    </style:style>
    <style:style style:name="T80" style:family="text">
      <style:text-properties fo:color="#168253" loext:opacity="100%" fo:font-size="7pt" fo:font-weight="bold" officeooo:rsid="004e7ca9" style:font-size-asian="7pt" style:font-weight-asian="bold" style:font-size-complex="7pt" style:font-weight-complex="bold"/>
    </style:style>
    <style:style style:name="T81" style:family="text">
      <style:text-properties fo:color="#168253" loext:opacity="100%" fo:font-size="7pt" fo:font-weight="bold" officeooo:rsid="00d0e56b" style:font-size-asian="7pt" style:font-weight-asian="bold" style:font-size-complex="7pt" style:font-weight-complex="bold"/>
    </style:style>
    <style:style style:name="T82" style:family="text">
      <style:text-properties fo:color="#168253" loext:opacity="100%" fo:font-size="7pt" style:font-size-asian="7pt" style:font-size-complex="7pt"/>
    </style:style>
    <style:style style:name="T83" style:family="text">
      <style:text-properties fo:color="#168253" loext:opacity="100%" fo:font-size="7pt" officeooo:rsid="00ac861e" style:font-size-asian="7pt" style:font-size-complex="7pt"/>
    </style:style>
    <style:style style:name="T84" style:family="text">
      <style:text-properties fo:color="#168253" loext:opacity="100%" fo:font-size="7pt" officeooo:rsid="00afb953" style:font-size-asian="7pt" style:font-size-complex="7pt"/>
    </style:style>
    <style:style style:name="T85" style:family="text">
      <style:text-properties fo:color="#168253" loext:opacity="100%" fo:font-size="7pt" officeooo:rsid="00b1b4d8" style:font-size-asian="7pt" style:font-size-complex="7pt"/>
    </style:style>
    <style:style style:name="T86" style:family="text">
      <style:text-properties fo:color="#168253" loext:opacity="100%" fo:font-size="7pt" officeooo:rsid="00c9467c" style:font-size-asian="7pt" style:font-size-complex="7pt"/>
    </style:style>
    <style:style style:name="T87" style:family="text">
      <style:text-properties fo:color="#168253" loext:opacity="100%" fo:font-size="9pt" fo:font-weight="bold" officeooo:rsid="00b1b4d8" style:font-size-asian="9pt" style:font-weight-asian="bold" style:font-size-complex="9pt" style:font-weight-complex="bold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9pt" officeooo:rsid="00afb953" style:font-size-asian="9pt" style:font-size-complex="9pt"/>
    </style:style>
    <style:style style:name="T90" style:family="text">
      <style:text-properties fo:font-size="9pt" officeooo:rsid="00b1b4d8" style:font-size-asian="9pt" style:font-size-complex="9pt"/>
    </style:style>
    <style:style style:name="T91" style:family="text">
      <style:text-properties fo:font-size="9pt" officeooo:rsid="00b512b9" style:font-size-asian="9pt" style:font-size-complex="9pt"/>
    </style:style>
    <style:style style:name="T92" style:family="text">
      <style:text-properties fo:font-size="9pt" officeooo:rsid="0078f702" style:font-size-asian="9pt" style:font-size-complex="9pt"/>
    </style:style>
    <style:style style:name="T93" style:family="text">
      <style:text-properties fo:font-size="9pt" officeooo:rsid="00c9467c" style:font-size-asian="9pt" style:font-size-complex="9pt"/>
    </style:style>
    <style:style style:name="T94" style:family="text">
      <style:text-properties fo:font-size="9pt" officeooo:rsid="00cb004f" style:font-size-asian="9pt" style:font-size-complex="9pt"/>
    </style:style>
    <style:style style:name="T95" style:family="text">
      <style:text-properties fo:color="#1e6a39" loext:opacity="100%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18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<text:a xlink:type="simple" xlink:href="#compltn_unit_s" text:style-name="Internet_20_link" text:visited-style-name="Visited_20_Internet_20_Link">compltn_unit_s</text:a></text:p>
        <text:p text:style-name="P16"><text:tab/>=&gt; lx_srcpos<text:tab/>:Source_Position</text:p>
        <text:p text:style-name="P16"><text:tab/>;</text:p>
        <text:p text:style-name="P16"><text:bookmark-start text:name="compltn_unit_s"/><text:span text:style-name="T52">compltn_unit_s</text:span><text:bookmark-end text:name="compltn_unit_s"/><text:tab/>=&gt;</text:p>
        <text:p text:style-name="P16"><text:tab/>=&gt; as_list<text:tab/>:<text:a xlink:type="simple" xlink:href="#compilation_unit" text:style-name="Internet_20_link" text:visited-style-name="Visited_20_Internet_20_Link">compilation_unit</text:a>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33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7"><text:tab/>;</text:p>
        <text:p text:style-name="P119"><text:bookmark-start text:name="pragma_s"/><text:span text:style-name="T52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72"><text:span text:style-name="T95">ALL_SOURCE &gt; </text:span><text:bookmark-start text:name="CONTEXT_ELEM"/>CONTEXT_ELEM<text:bookmark-end text:name="CONTEXT_ELEM"/></text:p>
        <text:p text:style-name="P79"><text:span text:style-name="T52"/></text:p>
        <text:p text:style-name="P79"><text:bookmark-start text:name="context_elem_s"/><text:span text:style-name="T52">context_elem_s</text:span><text:bookmark-end text:name="context_elem_s"/><text:tab/>=&gt;</text:p>
        <text:p text:style-name="P79"><text:tab/>=&gt; as_list<text:tab/>:<text:a xlink:type="simple" xlink:href="#CONTEXT_ELEM" text:style-name="Internet_20_link" text:visited-style-name="Visited_20_Internet_20_Link">CONTEXT_ELEM</text:a></text:p>
        <text:p text:style-name="P79"><text:tab/>=&gt; lx_srcpos<text:tab/>:Source_Position</text:p>
        <text:p text:style-name="P80"><text:tab/>;</text:p>
        <text:p text:style-name="P79"/>
        <text:p text:style-name="P79">context_pragma<text:tab/>=&gt;</text:p>
        <text:p text:style-name="P50"><text:tab/>=&gt; as_pragma<text:tab/>:pragma</text:p>
        <text:p text:style-name="P50"><text:tab/>=&gt; lx_srcpos<text:tab/>:Source_Position</text:p>
        <text:p text:style-name="P50"><text:tab/>;</text:p>
        <text:p text:style-name="P50">with<text:tab/>=&gt;</text:p>
        <text:p text:style-name="P50"><text:tab/>=&gt; as_name_s<text:tab/>:<text:a xlink:type="simple" xlink:href="#name_s" text:style-name="Internet_20_link" text:visited-style-name="Visited_20_Internet_20_Link">name_s</text:a></text:p>
        <text:p text:style-name="P50"><text:tab/>=&gt; as_use_pragma_s<text:tab/>:<text:a xlink:type="simple" xlink:href="#use_pragma_s" text:style-name="Internet_20_link" text:visited-style-name="Visited_20_Internet_20_Link">use_pragma_s</text:a></text:p>
        <text:p text:style-name="P50"><text:tab/>=&gt; lx_srcpos<text:tab/>:Source_Position</text:p>
        <text:p text:style-name="P51"><text:tab/>;</text:p>
        <text:p text:style-name="P52"/>
        <text:p text:style-name="P127"><text:span text:style-name="T67">ALL_SOURCE &gt; </text:span><text:bookmark-start text:name="ALL_DECL Copie 3"/><text:span text:style-name="T8">ALL_DECL</text:span><text:bookmark-end text:name="ALL_DECL Copie 3"/></text:p>
        <text:p text:style-name="P85"/>
        <text:p text:style-name="P85">subunit<text:tab/>=&gt;</text:p>
        <text:p text:style-name="P85"><text:tab/>=&gt; as_name<text:tab/>:NAME</text:p>
        <text:p text:style-name="P85"><text:tab/>=&gt; as_subunit_body<text:tab/>:SUBUNIT_BODY</text:p>
        <text:p text:style-name="P85"><text:tab/>=&gt; lx_srcpos<text:tab/>:Source_Position</text:p>
        <text:p text:style-name="P85"><text:tab/>;</text:p>
        <text:p text:style-name="P85">block_master<text:tab/>=&gt;</text:p>
        <text:p text:style-name="P85"><text:tab/>=&gt; lx_srcpos<text:tab/>:Source_Position</text:p>
        <text:p text:style-name="P85"><text:tab/>=&gt; sm_stm<text:tab/>:STM</text:p>
        <text:p text:style-name="P85"><text:tab/>;</text:p>
        <text:p text:style-name="P128"><text:span text:style-name="T67">ALL_SOURCE &gt; </text:span><text:bookmark-start text:name="ALL_DECL"/><text:span text:style-name="T57">ALL_DECL</text:span><text:bookmark-end text:name="ALL_DECL"/><text:span text:style-name="T57"> &gt; </text:span><text:bookmark-start text:name="ITEM"/><text:span text:style-name="T9">ITEM</text:span><text:bookmark-end text:name="ITEM"/></text:p>
        <text:p text:style-name="P81"><text:span text:style-name="T52"/></text:p>
        <text:p text:style-name="P81"><text:bookmark-start text:name="item_s"/><text:span text:style-name="T52">item_s</text:span><text:bookmark-end text:name="item_s"/><text:tab/>=&gt;</text:p>
        <text:p text:style-name="P81"><text:tab/>=&gt; as_list<text:tab/>:<text:a xlink:type="simple" xlink:href="#ITEM" text:style-name="Internet_20_link" text:visited-style-name="Visited_20_Internet_20_Link">ITEM</text:a></text:p>
        <text:p text:style-name="P81"><text:tab/>=&gt; lx_srcpos<text:tab/>:Source_Position</text:p>
        <text:p text:style-name="P82"><text:tab/>;</text:p>
        <text:p text:style-name="P129"><text:span text:style-name="T67">ALL_SOURCE &gt; </text:span><text:bookmark-start text:name="ALL_DECL Copie 4"/><text:span text:style-name="T57">ALL_DECL</text:span><text:bookmark-end text:name="ALL_DECL Copie 4"/><text:span text:style-name="T68"> &gt; </text:span><text:bookmark-start text:name="ITEM Copie 1"/><text:span text:style-name="T69">ITEM</text:span><text:bookmark-end text:name="ITEM Copie 1"/><text:span text:style-name="T69"> &gt; </text:span><text:span text:style-name="T10">SUBUNIT_BODY</text:span></text:p>
        <text:p text:style-name="P92"><text:span text:style-name="T3"/></text:p>
        <text:p text:style-name="P92"><text:bookmark-start text:name="subprogram_body"/><text:bookmark-start text:name="__DdeLink__3343_478744637"/>subprogram_body<text:bookmark-end text:name="subprogram_body"/><text:bookmark-end text:name="__DdeLink__3343_478744637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70">package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70">task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168"><text:span text:style-name="T83">ALL_SOURCE &gt; </text:span><text:span text:style-name="T63">ALL_DECL &gt; ITEM &gt; </text:span><text:span text:style-name="T88">DECL</text:span></text:p>
        <text:p text:style-name="P70"><text:span text:style-name="T52">decl_s</text:span><text:tab/>=&gt;</text:p>
        <text:p text:style-name="P70"><text:tab/>=&gt; as_list<text:tab/>:DECL</text:p>
        <text:p text:style-name="P70"><text:tab/>=&gt; lx_srcpos<text:tab/>:Source_Position</text:p>
        <text:p text:style-name="P71"><text:tab/>;</text:p>
        <text:p text:style-name="P70"/>
        <text:p text:style-name="P93">null_comp_decl<text:tab/>=&gt;</text:p>
        <text:p text:style-name="P93"><text:tab/>=&gt; lx_srcpos<text:tab/>:Source_Position</text:p>
        <text:p text:style-name="P94"><text:tab/>;</text:p>
        <text:p text:style-name="P130"><text:span text:style-name="T67">ALL_SOURCE &gt; </text:span><text:span text:style-name="T58">ALL_DECL &gt; ITEM </text:span><text:span text:style-name="T70">&gt; DECL &gt;</text:span><text:span text:style-name="T65"> </text:span><text:span text:style-name="T11">ID_DECL</text:span></text:p>
        <text:p text:style-name="P93"><text:span text:style-name="T1"/></text:p>
        <text:p text:style-name="P93"><text:bookmark-start text:name="__DdeLink__3352_478744637"/>type_decl<text:bookmark-end text:name="__DdeLink__3352_478744637"/><text:tab/>=&gt;</text:p>
        <text:p text:style-name="P93"><text:tab/>=&gt; as_source_name<text:tab/>:SOURCE_NAME</text:p>
        <text:p text:style-name="P93"><text:tab/>=&gt; as_dscrmt_decl_s<text:tab/>:dscrmt_decl_s</text:p>
        <text:p text:style-name="P93"><text:tab/>=&gt; as_type_def<text:tab/>:<text:a xlink:type="simple" xlink:href="#TYPE_DEF" text:style-name="Internet_20_link" text:visited-style-name="Visited_20_Internet_20_Link">TYPE_DEF</text:a></text:p>
        <text:p text:style-name="P93"><text:tab/>=&gt; lx_srcpos<text:tab/>:Source_Position</text:p>
        <text:p text:style-name="P93"><text:tab/>;</text:p>
        <text:p text:style-name="P93"><text:bookmark-start text:name="__DdeLink__3893_478744637"/>subtype_decl<text:bookmark-end text:name="__DdeLink__3893_478744637"/><text:tab/>=&gt;</text:p>
        <text:p text:style-name="P93"><text:tab/>=&gt; as_source_name<text:tab/>:SOURCE_NAME</text:p>
        <text:p text:style-name="P93"><text:tab/>=&gt; as_subtype_indication<text:tab/>:subtype_indication</text:p>
        <text:p text:style-name="P93"><text:tab/>=&gt; lx_srcpos<text:tab/>:Source_Position</text:p>
        <text:p text:style-name="P93"><text:tab/>;</text:p>
        <text:p text:style-name="P93">task_decl<text:tab/>=&gt;</text:p>
        <text:p text:style-name="P93"><text:tab/>=&gt; as_source_name<text:tab/>:SOURCE_NAME</text:p>
        <text:p text:style-name="P93"><text:tab/>=&gt; as_decl_s<text:tab/>:decl_s</text:p>
        <text:p text:style-name="P93"><text:tab/>=&gt; lx_srcpos<text:tab/>:Source_Position</text:p>
        <text:p text:style-name="P93"><text:tab/>;</text:p>
        <text:p text:style-name="P168"><text:span text:style-name="T63"><text:s/>&gt; ALL_DECL &gt; ITEM </text:span><text:span text:style-name="T82">&gt; DECL &gt; </text:span><text:span text:style-name="T84">ID_DECL &gt; </text:span><text:span text:style-name="T89">SIMPLE_RENAME</text:span></text:p>
        <text:p text:style-name="P93"/>
        <text:p text:style-name="P93">renames_obj_decl<text:tab/>=&gt;</text:p>
        <text:p text:style-name="P93"><text:tab/>=&gt; as_source_name<text:tab/>:SOURCE_NAME</text:p>
        <text:p text:style-name="P93"><text:tab/>=&gt; as_name<text:tab/>:NAME</text:p>
        <text:p text:style-name="P93"><text:tab/>=&gt; as_type_mark_name<text:tab/>:NAME</text:p>
        <text:p text:style-name="P93"><text:tab/>=&gt; lx_srcpos<text:tab/>:Source_Position</text:p>
        <text:p text:style-name="P93"><text:tab/>;</text:p>
        <text:p text:style-name="P93">renames_exc_decl<text:tab/>=&gt;</text:p>
        <text:p text:style-name="P93"><text:tab/>=&gt; as_source_name<text:tab/>:SOURCE_NAME</text:p>
        <text:p text:style-name="P93"><text:tab/>=&gt; as_name<text:tab/>:NAME</text:p>
        <text:p text:style-name="P93"><text:tab/>=&gt; lx_srcpos<text:tab/>:Source_Position</text:p>
        <text:p text:style-name="P93"><text:tab/>;</text:p>
        <text:p text:style-name="P168"><text:span text:style-name="T63">&gt; ALL_DECL &gt; ITEM </text:span><text:span text:style-name="T82">&gt; DECL &gt; </text:span><text:span text:style-name="T84">ID_DECL &gt; </text:span><text:span text:style-name="T89">UNIT_DECL</text:span></text:p>
        <text:p text:style-name="P93"/>
        <text:p text:style-name="P93"><text:bookmark-start text:name="__DdeLink__3347_478744637"/>generic_decl<text:bookmark-end text:name="__DdeLink__3347_478744637"/><text:tab/>=&gt;</text:p>
        <text:p text:style-name="P93"><text:tab/>=&gt; as_source_name<text:tab/>:SOURCE_NAME</text:p>
        <text:p text:style-name="P93"><text:tab/>=&gt; as_header<text:tab/>:<text:a xlink:type="simple" xlink:href="#HEADER" text:style-name="Internet_20_link" text:visited-style-name="Visited_20_Internet_20_Link">HEADER</text:a></text:p>
        <text:p text:style-name="P93"><text:tab/>=&gt; as_item_s<text:tab/>:item_s</text:p>
        <text:p text:style-name="P93"><text:tab/>=&gt; lx_srcpos<text:tab/>:Source_Position</text:p>
        <text:p text:style-name="P94"><text:tab/>;</text:p>
        <text:p text:style-name="P130"><text:span text:style-name="T58"><text:s/>&gt; ITEM </text:span><text:span text:style-name="T70">&gt; DECL &gt; </text:span><text:span text:style-name="T71">ID_DECL &gt; UNIT_DECL &gt; </text:span><text:span text:style-name="T11">NON_GENERIC_DECL</text:span></text:p>
        <text:p text:style-name="P93"><text:span text:style-name="T1"/></text:p>
        <text:p text:style-name="P95"><text:bookmark-start text:name="__DdeLink__3345_478744637"/>subprog_entry_decl<text:bookmark-end text:name="__DdeLink__3345_478744637"/><text:tab/>=&gt;</text:p>
        <text:p text:style-name="P95"><text:tab/>=&gt; as_source_name<text:tab/>:SOURCE_NAME</text:p>
        <text:p text:style-name="P95"><text:tab/>=&gt; as_header<text:tab/>:<text:a xlink:type="simple" xlink:href="#procedure_spec" text:style-name="Internet_20_link" text:visited-style-name="Visited_20_Internet_20_Link">HEADER</text:a></text:p>
        <text:p text:style-name="P95"><text:tab/>=&gt; as_unit_kind<text:tab/>:<text:a xlink:type="simple" xlink:href="#UNIT_KIND" text:style-name="Internet_20_link" text:visited-style-name="Visited_20_Internet_20_Link">UNIT_KIND</text:a></text:p>
        <text:p text:style-name="P95"><text:tab/>=&gt; lx_srcpos<text:tab/>:Source_Position</text:p>
        <text:p text:style-name="P95"><text:tab/>;</text:p>
        <text:p text:style-name="P95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169"><text:span text:style-name="T85">D</text:span><text:span text:style-name="T82">ECL &gt; ITEM &gt; DECL &gt; </text:span><text:span text:style-name="T90">ID_S_</text:span><text:span text:style-name="T89">DECL</text:span></text:p>
        <text:p text:style-name="P96"/>
        <text:p text:style-name="P96">exception_decl<text:tab/>=&gt;</text:p>
        <text:p text:style-name="P96"><text:tab/>=&gt; as_source_name_s<text:tab/>:source_name_s</text:p>
        <text:p text:style-name="P96"><text:tab/>=&gt; lx_srcpos<text:tab/>:Source_Position</text:p>
        <text:p text:style-name="P96"><text:tab/>;</text:p>
        <text:p text:style-name="P96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36">(explications)</text:span></text:a></text:p>
        <text:p text:style-name="P96"><text:tab/>=&gt; as_source_name_s<text:tab/>:source_name_s</text:p>
        <text:p text:style-name="P96"><text:tab/>=&gt; as_name<text:tab/>:NAME</text:p>
        <text:p text:style-name="P96"><text:tab/>=&gt; lx_srcpos<text:tab/>:Source_Position</text:p>
        <text:p text:style-name="P96"><text:tab/>;</text:p>
        <text:p text:style-name="P96"/>
        <text:p text:style-name="P169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90">EXP_</text:span><text:span text:style-name="T89">DECL</text:span></text:p>
        <text:p text:style-name="P21"/>
        <text:p text:style-name="P21"><text:bookmark-start text:name="number_decl"/><text:bookmark-start text:name="__DdeLink__3350_478744637"/>number_decl<text:bookmark-end text:name="number_decl"/><text:bookmark-end text:name="__DdeLink__3350_478744637"/><text:tab/>=&gt;<text:tab/><text:a xlink:type="simple" xlink:href="#explications_number_decl" text:style-name="Internet_20_link" text:visited-style-name="Visited_20_Internet_20_Link"><text:span text:style-name="T48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169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85">EXP_</text:span><text:span text:style-name="T84">DECL &gt; </text:span><text:span text:style-name="T90">OBJECT_DECL</text:span></text:p>
        <text:p text:style-name="P22"/>
        <text:p text:style-name="P22"><text:bookmark-start text:name="__DdeLink__3895_478744637"/>constant_decl<text:bookmark-end text:name="__DdeLink__3895_478744637"/><text:tab/>=&gt;</text:p>
        <text:p text:style-name="P22"><text:tab/>=&gt; as_source_name_s<text:tab/>:source_name_s</text:p>
        <text:p text:style-name="P22"><text:tab/>=&gt; as_exp<text:tab/>:EXP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variable_decl<text:tab/>=&gt;</text:p>
        <text:p text:style-name="P23"><text:tab/>=&gt; as_source_name_s<text:tab/>:source_name_s</text:p>
        <text:p text:style-name="P23"><text:tab/>=&gt; as_exp<text:tab/>:EXP</text:p>
        <text:p text:style-name="P23"><text:tab/>=&gt; as_type_def<text:tab/>:<text:a xlink:type="simple" xlink:href="#TYPE_DEF" text:style-name="Internet_20_link" text:visited-style-name="Visited_20_Internet_20_Link">TYPE_DEF</text:a></text:p>
        <text:p text:style-name="P23"><text:tab/>=&gt; lx_srcpos<text:tab/>:Source_Position</text:p>
        <text:p text:style-name="P24"><text:tab/>;</text:p>
        <text:p text:style-name="P131"><text:soft-page-break/><text:span text:style-name="T67">ALL_SOURCE &gt; </text:span><text:span text:style-name="T58">ALL_DECL &gt; ITEM </text:span><text:span text:style-name="T70">&gt; DECL &gt; </text:span><text:span text:style-name="T12">REP</text:span></text:p>
        <text:p text:style-name="P25"/>
        <text:p text:style-name="P96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35">(explications)</text:span></text:a></text:p>
        <text:p text:style-name="P96"><text:tab/>=&gt; as_name<text:tab/>:NAME</text:p>
        <text:p text:style-name="P96"><text:tab/>=&gt; as_alignment_clause<text:tab/>:<text:a xlink:type="simple" xlink:href="#ALIGNMENT_CLAUSE" text:style-name="Internet_20_link" text:visited-style-name="Visited_20_Internet_20_Link">ALIGNMENT_CLAUSE</text:a></text:p>
        <text:p text:style-name="P96"><text:tab/>=&gt; as_comp_rep_s<text:tab/>:<text:a xlink:type="simple" xlink:href="#COMP_REP_ELEM" text:style-name="Internet_20_link" text:visited-style-name="Visited_20_Internet_20_Link">comp_rep_s</text:a></text:p>
        <text:p text:style-name="P96"><text:tab/>=&gt; lx_srcpos<text:tab/>:Source_Position</text:p>
        <text:p text:style-name="P105"><text:tab/>;</text:p>
        <text:p text:style-name="P106"><text:span text:style-name="T67">ALL_SOURCE &gt; </text:span><text:span text:style-name="T58">ALL_DECL &gt; ITEM </text:span><text:span text:style-name="T70">&gt; DECL &gt; </text:span><text:span text:style-name="T72">REP &gt;</text:span><text:span text:style-name="T87"> </text:span><text:span text:style-name="T13">NAMED_REP</text:span></text:p>
        <text:p text:style-name="P96"/>
        <text:p text:style-name="P96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34">(explications)</text:span></text:a>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96"><text:tab/>;</text:p>
        <text:p text:style-name="P96">length_enum_rep<text:tab/>=&gt;</text:p>
        <text:p text:style-name="P25"><text:tab/>=&gt; as_name<text:tab/>:NAME</text:p>
        <text:p text:style-name="P25"><text:tab/>=&gt; as_exp<text:tab/>:EXP</text:p>
        <text:p text:style-name="P25"><text:tab/>=&gt; lx_srcpos<text:tab/>:Source_Position</text:p>
        <text:p text:style-name="P25"><text:tab/>;</text:p>
        <text:p text:style-name="P159"><text:span text:style-name="T83">ALL_SOURCE &gt; </text:span><text:span text:style-name="T64">ALL_DECL &gt; </text:span><text:span text:style-name="T63">ITEM &gt; DECL &gt; </text:span><text:span text:style-name="T88">USE_PRAGMA</text:span></text:p>
        <text:p text:style-name="P158"/>
        <text:p text:style-name="P79"><text:bookmark-start text:name="use_pragma_s"/><text:span text:style-name="T52">use_pragma_s</text:span><text:bookmark-end text:name="use_pragma_s"/><text:tab/>=&gt;</text:p>
        <text:p text:style-name="P79"><text:tab/>=&gt; as_list<text:tab/>:USE_PRAGMA</text:p>
        <text:p text:style-name="P79"><text:tab/>=&gt; lx_srcpos<text:tab/>:Source_Position</text:p>
        <text:p text:style-name="P80"><text:tab/>;</text:p>
        <text:p text:style-name="P79">use<text:tab/>=&gt;</text:p>
        <text:p text:style-name="P26"><text:tab/>=&gt; as_name_s<text:tab/>:name_s</text:p>
        <text:p text:style-name="P26"><text:tab/>=&gt; lx_srcpos<text:tab/>:Source_Position</text:p>
        <text:p text:style-name="P26"><text:tab/>;</text:p>
        <text:p text:style-name="P26">pragma<text:tab/>=&gt;</text:p>
        <text:p text:style-name="P27"><text:tab/>=&gt; as_used_name_id<text:tab/>:used_name_id</text:p>
        <text:p text:style-name="P27"><text:tab/>=&gt; as_general_assoc_s<text:tab/>:general_assoc_s</text:p>
        <text:p text:style-name="P27"><text:tab/>=&gt; lx_srcpos<text:tab/>:Source_Position</text:p>
        <text:p text:style-name="P28"><text:tab/>;</text:p>
        <text:p text:style-name="P160"><text:span text:style-name="T83">ALL_SOURCE &gt; </text:span><text:span text:style-name="T64">ALL_DECL &gt; </text:span><text:span text:style-name="T63">ITEM &gt; <text:s/></text:span><text:span text:style-name="T91">DSCRMT_PARAM_DECL</text:span></text:p>
        <text:p text:style-name="P96"><text:span text:style-name="T52"/></text:p>
        <text:p text:style-name="P96"><text:span text:style-name="T52">dscrmt_decl_s</text:span><text:tab/>=&gt;</text:p>
        <text:p text:style-name="P96"><text:tab/>=&gt; as_list<text:tab/>:dscrmt_decl</text:p>
        <text:p text:style-name="P96"><text:tab/>=&gt; lx_srcpos<text:tab/>:Source_Position</text:p>
        <text:p text:style-name="P97"><text:tab/>;</text:p>
        <text:p text:style-name="P96"><text:bookmark-start text:name="__DdeLink__3354_478744637"/>dscrmt_decl<text:bookmark-end text:name="__DdeLink__3354_478744637"/><text:tab/>=&gt;</text:p>
        <text:p text:style-name="P96"><text:tab/>=&gt; as_source_name_s<text:tab/>:source_name_s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107"><text:tab/>;</text:p>
        <text:p text:style-name="P108"><text:span text:style-name="T67">ALL_SOURCE &gt;</text:span><text:span text:style-name="T61"> ALL_DECL &gt; </text:span><text:span text:style-name="T62">ITE</text:span><text:span text:style-name="T78">M &gt; <text:s/></text:span><text:span text:style-name="T79">DSCRMT_PARAM_DECL &gt; </text:span><text:bookmark-start text:name="PARAM"/><text:span text:style-name="T25">PARAM</text:span><text:bookmark-end text:name="PARAM"/></text:p>
        <text:p text:style-name="P98"/>
        <text:p text:style-name="P100"><text:bookmark-start text:name="param_s"/><text:span text:style-name="T52">param_s</text:span><text:bookmark-end text:name="param_s"/><text:tab/>=&gt;</text:p>
        <text:p text:style-name="P100"><text:tab/>=&gt; as_list<text:tab/>:<text:a xlink:type="simple" xlink:href="#PARAM" text:style-name="Internet_20_link" text:visited-style-name="Visited_20_Internet_20_Link">PARAM</text:a></text:p>
        <text:p text:style-name="P100"><text:tab/>=&gt; lx_srcpos<text:tab/>:Source_Position</text:p>
        <text:p text:style-name="P101"><text:tab/>;</text:p>
        <text:p text:style-name="P100"/>
        <text:p text:style-name="P100">in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=&gt; lx_default<text:tab/>:BOOLEAN</text:p>
        <text:p text:style-name="P100"><text:tab/>;;</text:p>
        <text:p text:style-name="P98">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;</text:p>
        <text:p text:style-name="P98">in_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9"><text:tab/>;</text:p>
        <text:p text:style-name="P132"><text:span text:style-name="T67">ALL_SOURCE &gt; </text:span><text:bookmark-start text:name="ALIGNMENT_CLAUSE"/><text:span text:style-name="T14">ALIGNMENT_CLAUSE</text:span><text:bookmark-end text:name="ALIGNMENT_CLAUSE"/></text:p>
        <text:p text:style-name="P65"/>
        <text:p text:style-name="P65">alignment<text:tab/>=&gt;</text:p>
        <text:p text:style-name="P65"><text:tab/>=&gt; as_pragma_s<text:tab/>:pragma_s</text:p>
        <text:p text:style-name="P65"><text:tab/>=&gt; as_exp<text:tab/>:EXP</text:p>
        <text:p text:style-name="P65"><text:tab/>=&gt; lx_srcpos<text:tab/>:Source_Position</text:p>
        <text:p text:style-name="P65"><text:tab/>;</text:p>
        <text:p text:style-name="P161"><text:span text:style-name="T83">ALL_SOURCE &gt; </text:span><text:bookmark-start text:name="COMP_REP_ELEM"/><text:span text:style-name="T88">COMP_REP_ELEM</text:span><text:bookmark-end text:name="COMP_REP_ELEM"/></text:p>
        <text:p text:style-name="P63"><text:span text:style-name="T52"/></text:p>
        <text:p text:style-name="P63"><text:span text:style-name="T52">comp_rep_s</text:span><text:tab/>=&gt;</text:p>
        <text:p text:style-name="P63"><text:tab/>=&gt; as_list<text:tab/>:COMP_REP_ELEM</text:p>
        <text:p text:style-name="P63"><text:tab/>=&gt; lx_srcpos<text:tab/>:Source_Position</text:p>
        <text:p text:style-name="P64"><text:tab/>;</text:p>
        <text:p text:style-name="P63"/>
        <text:p text:style-name="P63">comp_rep<text:tab/>=&gt;</text:p>
        <text:p text:style-name="P63"><text:tab/>=&gt; as_name<text:tab/>:NAME</text:p>
        <text:p text:style-name="P63"><text:tab/>=&gt; as_exp<text:tab/>:EXP</text:p>
        <text:p text:style-name="P63"><text:tab/>=&gt; as_range<text:tab/>:RANGE</text:p>
        <text:p text:style-name="P63"><text:tab/>=&gt; lx_srcpos<text:tab/>:Source_Position</text:p>
        <text:p text:style-name="P63"><text:tab/>;</text:p>
        <text:p text:style-name="P63">comp_rep_pragma<text:tab/>=&gt;</text:p>
        <text:p text:style-name="P63"><text:tab/>=&gt; as_pragma<text:tab/>:pragma</text:p>
        <text:p text:style-name="P63"><text:tab/>=&gt; lx_srcpos<text:tab/>:Source_Position</text:p>
        <text:p text:style-name="P63"><text:tab/>;</text:p>
        <text:p text:style-name="P133"><text:span text:style-name="T67">ALL_SOURCE &gt; </text:span><text:bookmark-start text:name="ALL_DECL Copie 2"/><text:bookmark-start text:name="HEADER"/><text:span text:style-name="T15">H</text:span><text:bookmark-end text:name="ALL_DECL Copie 2"/><text:span text:style-name="T15">EADER</text:span><text:bookmark-end text:name="HEADER"/></text:p>
        <text:p text:style-name="P45"/>
        <text:p text:style-name="P45"><text:bookmark-start text:name="package_spec"/>package_spec<text:bookmark-end text:name="package_spec"/><text:tab/>=&gt;</text:p>
        <text:p text:style-name="P45"><text:tab/>=&gt; as_decl_s1<text:tab/>:decl_s</text:p>
        <text:p text:style-name="P45"><text:tab/>=&gt; as_decl_s2<text:tab/>:decl_s</text:p>
        <text:p text:style-name="P45"><text:tab/>=&gt; lx_srcpos<text:tab/>:Source_Position</text:p>
        <text:p text:style-name="P45"><text:tab/>=&gt; xd_body_is_required<text:tab/>:BOOLEAN</text:p>
        <text:p text:style-name="P45"><text:tab/>;</text:p>
        <text:p text:style-name="P133"><text:span text:style-name="T67">ALL_SOURCE &gt; </text:span><text:bookmark-start text:name="HEADER Copie 2"/><text:bookmark-start text:name="ALL_DECL Copie 2 Copie 2"/><text:span text:style-name="T73">H</text:span><text:bookmark-end text:name="ALL_DECL Copie 2 Copie 2"/><text:span text:style-name="T73">EADER</text:span><text:bookmark-end text:name="HEADER Copie 2"/><text:span text:style-name="T73"> &gt; </text:span><text:span text:style-name="T16">SUBP_ENTRY_</text:span><text:bookmark-start text:name="HEADER Copie 1"/><text:bookmark-start text:name="ALL_DECL Copie 2 Copie 1"/><text:span text:style-name="T15">H</text:span><text:bookmark-end text:name="ALL_DECL Copie 2 Copie 1"/><text:span text:style-name="T15">EADER</text:span><text:bookmark-end text:name="HEADER Copie 1"/></text:p>
        <text:p text:style-name="P45"/>
        <text:p text:style-name="P45"><text:bookmark-start text:name="procedure_spec"/>procedure_spec<text:bookmark-end text:name="procedure_spec"/>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lx_srcpos<text:tab/>:Source_Position</text:p>
        <text:p text:style-name="P45"><text:tab/>;</text:p>
        <text:p text:style-name="P45">function_spec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name<text:tab/>:NAME</text:p>
        <text:p text:style-name="P45"><text:tab/>=&gt; lx_srcpos<text:tab/>:Source_Position</text:p>
        <text:p text:style-name="P45"><text:tab/>;</text:p>
        <text:p text:style-name="P45">entry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discrete_range<text:tab/>:DISCRETE_RANGE</text:p>
        <text:p text:style-name="P45"><text:tab/>=&gt; lx_srcpos<text:tab/>:Source_Position</text:p>
        <text:p text:style-name="P46"><text:tab/>;</text:p>
        <text:p text:style-name="P134"><text:bookmark text:name="ALL_DECL Copie 1"/><text:span text:style-name="T67">ALL_SOURCE &gt; </text:span><text:span text:style-name="T74">UNIT_DESC </text:span><text:span text:style-name="T75">&gt; </text:span><text:bookmark-start text:name="BODY"/><text:span text:style-name="T15">BODY</text:span><text:bookmark-end text:name="BODY"/></text:p>
        <text:p text:style-name="P45"/>
        <text:p text:style-name="P45">block_body<text:tab/>=&gt;</text:p>
        <text:p text:style-name="P45"><text:tab/>=&gt; as_item_s<text:tab/>:<text:a xlink:type="simple" xlink:href="#item_s" text:style-name="Internet_20_link" text:visited-style-name="Visited_20_Internet_20_Link">item_s</text:a></text:p>
        <text:p text:style-name="P45"><text:tab/>=&gt; as_stm_s<text:tab/>:<text:a xlink:type="simple" xlink:href="#stm_s" text:style-name="Internet_20_link" text:visited-style-name="Visited_20_Internet_20_Link">stm_s</text:a></text:p>
        <text:p text:style-name="P45"><text:tab/>=&gt; as_alternative_s<text:tab/>:<text:a xlink:type="simple" xlink:href="#ALTERNATIVE_ELEM" text:style-name="Internet_20_link" text:visited-style-name="Visited_20_Internet_20_Link">alternative_s</text:a></text:p>
        <text:p text:style-name="P45"><text:tab/>=&gt; lx_srcpos<text:tab/>:Source_Position</text:p>
        <text:p text:style-name="P45"><text:tab/>=&gt; cd_level<text:tab/>:Integer</text:p>
        <text:p text:style-name="P45"><text:tab/>=&gt; cd_return_label<text:tab/>:Integer</text:p>
        <text:p text:style-name="P45"><text:tab/>=&gt; cd_result_offset<text:tab/>:Integer</text:p>
        <text:p text:style-name="P45"><text:tab/>;</text:p>
        <text:p text:style-name="P45">stub<text:tab/>=&gt;</text:p>
        <text:p text:style-name="P45"><text:tab/>=&gt; lx_srcpos<text:tab/>:Source_Position</text:p>
        <text:p text:style-name="P45"><text:tab/>;</text:p>
        <text:p text:style-name="P162"><text:span text:style-name="T83">ALL_SOURCE &gt; </text:span><text:bookmark-start text:name="ALTERNATIVE_ELEM"/><text:span text:style-name="T88">ALTERNATIVE_ELEM</text:span><text:bookmark-end text:name="ALTERNATIVE_ELEM"/></text:p>
        <text:p text:style-name="P83"><text:span text:style-name="T52"/></text:p>
        <text:p text:style-name="P83"><text:span text:style-name="T52">alternative_s</text:span><text:tab/>=&gt;</text:p>
        <text:p text:style-name="P83"><text:tab/>=&gt; as_list<text:tab/>:ALTERNATIVE_ELEM</text:p>
        <text:p text:style-name="P83"><text:tab/>=&gt; lx_srcpos<text:tab/>:Source_Position</text:p>
        <text:p text:style-name="P84"><text:tab/>;</text:p>
        <text:p text:style-name="P83"/>
        <text:p text:style-name="P83">alternative<text:tab/>=&gt;</text:p>
        <text:p text:style-name="P83"><text:tab/>=&gt; as_choice_s<text:tab/>:<text:a xlink:type="simple" xlink:href="#CHOICE" text:style-name="Internet_20_link" text:visited-style-name="Visited_20_Internet_20_Link">choice_s</text:a></text:p>
        <text:p text:style-name="P83"><text:tab/>=&gt; as_stm_s<text:tab/>:stm_s</text:p>
        <text:p text:style-name="P83"><text:tab/>=&gt; lx_srcpos<text:tab/>:Source_Position</text:p>
        <text:p text:style-name="P83"><text:tab/>;</text:p>
        <text:p text:style-name="P83">alternative_pragma<text:tab/>=&gt;</text:p>
        <text:p text:style-name="P83"><text:tab/>=&gt; as_pragma<text:tab/>:pragma</text:p>
        <text:p text:style-name="P83"><text:tab/>=&gt; lx_srcpos<text:tab/>:Source_Position</text:p>
        <text:p text:style-name="P83"><text:tab/>;</text:p>
        <text:p text:style-name="P163"><text:span text:style-name="T83">ALL_SOURCE &gt; </text:span><text:bookmark-start text:name="CHOICE"/><text:span text:style-name="T88">CHOICE</text:span><text:bookmark-end text:name="CHOICE"/></text:p>
        <text:p text:style-name="P87"><text:span text:style-name="T52"/></text:p>
        <text:p text:style-name="P87"><text:span text:style-name="T52">choice_s</text:span><text:tab/>=&gt;</text:p>
        <text:p text:style-name="P87"><text:tab/>=&gt; as_list<text:tab/>:CHOICE</text:p>
        <text:p text:style-name="P87"><text:tab/>=&gt; lx_srcpos<text:tab/>:Source_Position</text:p>
        <text:p text:style-name="P87"><text:tab/>=&gt; cd_label<text:tab/>:Integer</text:p>
        <text:p text:style-name="P88"><text:tab/>;</text:p>
        <text:p text:style-name="P87"/>
        <text:p text:style-name="P87">choice_exp<text:tab/>=&gt;</text:p>
        <text:p text:style-name="P87"><text:tab/>=&gt; as_exp<text:tab/>:EXP</text:p>
        <text:p text:style-name="P87"><text:tab/>=&gt; lx_srcpos<text:tab/>:Source_Position</text:p>
        <text:p text:style-name="P87"><text:tab/>;</text:p>
        <text:p text:style-name="P87">choice_range<text:tab/>=&gt;</text:p>
        <text:p text:style-name="P87"><text:tab/>=&gt; as_discrete_range<text:tab/>:DISCRETE_RANGE</text:p>
        <text:p text:style-name="P87"><text:tab/>=&gt; lx_srcpos<text:tab/>:Source_Position</text:p>
        <text:p text:style-name="P87"><text:tab/>;</text:p>
        <text:p text:style-name="P87">choice_others<text:tab/>=&gt;</text:p>
        <text:p text:style-name="P87"><text:tab/>=&gt; lx_srcpos<text:tab/>:Source_Position</text:p>
        <text:p text:style-name="P89"><text:tab/>;</text:p>
        <text:p text:style-name="P135"><text:bookmark text:name="ALL_DECL Copie 1 Copie 1"/><text:span text:style-name="T67">ALL_SOURCE &gt; </text:span><text:span text:style-name="T74">UNIT_DESC</text:span><text:span text:style-name="T59"> </text:span><text:span text:style-name="T60">&gt; </text:span><text:bookmark-start text:name="UNIT_KIND"/><text:span text:style-name="T17">UNIT_KIND</text:span><text:bookmark-end text:name="UNIT_KIND"/></text:p>
        <text:p text:style-name="P47"/>
        <text:p text:style-name="P47">renames_uni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instantiation<text:tab/>=&gt;</text:p>
        <text:p text:style-name="P47"><text:tab/>=&gt; as_name<text:tab/>:NAME</text:p>
        <text:p text:style-name="P47"><text:tab/>=&gt; as_general_assoc_s<text:tab/>:general_assoc_s</text:p>
        <text:p text:style-name="P47"><text:tab/>=&gt; lx_srcpos<text:tab/>:Source_Position</text:p>
        <text:p text:style-name="P47"><text:tab/>=&gt; sm_decl_s<text:tab/>:decl_s</text:p>
        <text:p text:style-name="P47"><text:tab/>;</text:p>
        <text:p text:style-name="P47">name_defaul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box_default<text:tab/>=&gt;</text:p>
        <text:p text:style-name="P47"><text:tab/>=&gt; lx_srcpos<text:tab/>:Source_Position</text:p>
        <text:p text:style-name="P86"><text:tab/>;</text:p>
        <text:p text:style-name="P86">no_default<text:tab/>=&gt;</text:p>
        <text:p text:style-name="P47"><text:tab/>=&gt; lx_srcpos<text:tab/>:Source_Position</text:p>
        <text:p text:style-name="P48"><text:tab/>;</text:p>
        <text:p text:style-name="P136"><text:span text:style-name="T67">ALL_SOURCE &gt; </text:span><text:bookmark-start text:name="TYPE_DEF"/><text:span text:style-name="T18">TYPE_</text:span><text:span text:style-name="T7">DEF</text:span><text:bookmark-end text:name="TYPE_DEF"/></text:p>
        <text:p text:style-name="P29"/>
        <text:p text:style-name="P29">enumeration_def<text:tab/>=&gt;</text:p>
        <text:p text:style-name="P29"><text:tab/>=&gt; as_enum_literal_s<text:tab/>:enum_literal_s</text:p>
        <text:p text:style-name="P29"><text:tab/>=&gt; lx_srcpos<text:tab/>:Source_Position</text:p>
        <text:p text:style-name="P29"><text:tab/>;</text:p>
        <text:p text:style-name="P90">record_def<text:tab/>=&gt;</text:p>
        <text:p text:style-name="P90"><text:tab/>=&gt; as_comp_list<text:tab/>:<text:a xlink:type="simple" xlink:href="#comp_list" text:style-name="Internet_20_link" text:visited-style-name="Visited_20_Internet_20_Link">comp_list</text:a></text:p>
        <text:p text:style-name="P90"><text:tab/>=&gt; lx_srcpos<text:tab/>:Source_Position</text:p>
        <text:p text:style-name="P90"><text:tab/>;</text:p>
        <text:p text:style-name="P90">formal_integer_def<text:tab/>=&gt;</text:p>
        <text:p text:style-name="P90"><text:tab/>=&gt; lx_srcpos<text:tab/>:Source_Position</text:p>
        <text:p text:style-name="P90"><text:tab/>;</text:p>
        <text:p text:style-name="P90">formal_fixed_def<text:tab/>=&gt;</text:p>
        <text:p text:style-name="P90"><text:tab/>=&gt; lx_srcpos<text:tab/>:Source_Position</text:p>
        <text:p text:style-name="P90"><text:tab/>;</text:p>
        <text:p text:style-name="P90">formal_float_def<text:tab/>=&gt;</text:p>
        <text:p text:style-name="P90"><text:tab/>=&gt; lx_srcpos<text:tab/>:Source_Position</text:p>
        <text:p text:style-name="P90"><text:tab/>;</text:p>
        <text:p text:style-name="P90">private_def<text:tab/>=&gt;</text:p>
        <text:p text:style-name="P90"><text:tab/>=&gt; lx_srcpos<text:tab/>:Source_Position</text:p>
        <text:p text:style-name="P90"><text:tab/>;</text:p>
        <text:p text:style-name="P90">l_private_def<text:tab/>=&gt;</text:p>
        <text:p text:style-name="P90"><text:tab/>=&gt; lx_srcpos<text:tab/>:Source_Position</text:p>
        <text:p text:style-name="P90"><text:tab/>;</text:p>
        <text:p text:style-name="P138"><text:bookmark-start text:name="TYPE_DEF Copie 1"/><text:span text:style-name="T67">ALL_SOURCE &gt; T</text:span><text:span text:style-name="T76">YPE_</text:span><text:span text:style-name="T66">DEF</text:span><text:bookmark-end text:name="TYPE_DEF Copie 1"/><text:span text:style-name="T66"> &gt; </text:span><text:span text:style-name="T19">CONSTRAINED_DEF</text:span></text:p>
        <text:p text:style-name="P90"/>
        <text:p text:style-name="P90">subtype_indication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as_name<text:tab/>:NAME</text:p>
        <text:p text:style-name="P90"><text:tab/>=&gt; lx_srcpos<text:tab/>:Source_Position</text:p>
        <text:p text:style-name="P90"><text:tab/>;</text:p>
        <text:p text:style-name="P90">integer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loat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ixed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1"><text:tab/>;</text:p>
        <text:p text:style-name="P139"><text:span text:style-name="T67">ALL_SOURCE &gt; T</text:span><text:bookmark-start text:name="TYPE_DEF Copie 1 Copie 1"/><text:span text:style-name="T76">YPE_</text:span><text:span text:style-name="T66">DEF</text:span><text:bookmark-end text:name="TYPE_DEF Copie 1 Copie 1"/><text:span text:style-name="T66"> &gt; </text:span><text:span text:style-name="T20">ARR_ACC_DER</text:span><text:span text:style-name="T19">_DEF</text:span></text:p>
        <text:p text:style-name="P90"/>
        <text:p text:style-name="P90">constrained_array_def<text:tab/>=&gt;</text:p>
        <text:p text:style-name="P29"><text:tab/>=&gt; as_subtype_indication<text:tab/>:subtype_indication</text:p>
        <text:p text:style-name="P29"><text:tab/>=&gt; as_constraint<text:tab/>:<text:a xlink:type="simple" xlink:href="#CONSTRAINT" text:style-name="Internet_20_link" text:visited-style-name="Visited_20_Internet_20_Link">CONSTRAINT</text:a></text:p>
        <text:p text:style-name="P29"><text:tab/>=&gt; lx_srcpos<text:tab/>:Source_Position</text:p>
        <text:p text:style-name="P29"><text:tab/>;</text:p>
        <text:p text:style-name="P29">unconstrained_array_def<text:tab/>=&gt;</text:p>
        <text:p text:style-name="P29"><text:tab/>=&gt; as_subtype_indication<text:tab/>:subtype_indication</text:p>
        <text:p text:style-name="P29"><text:tab/>=&gt; as_index_s<text:tab/>:<text:a xlink:type="simple" xlink:href="#index" text:style-name="Internet_20_link" text:visited-style-name="Visited_20_Internet_20_Link">index_s</text:a></text:p>
        <text:p text:style-name="P29"><text:tab/>=&gt; lx_srcpos<text:tab/>:Source_Position</text:p>
        <text:p text:style-name="P29"><text:tab/>;</text:p>
        <text:p text:style-name="P29">access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;</text:p>
        <text:p text:style-name="P29">derived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=&gt; xd_derived_subprog_list<text:tab/>:SUBPROG_NAME</text:p>
        <text:p text:style-name="P29"><text:tab/>;</text:p>
        <text:p text:style-name="P29">formal_dscrt_def<text:tab/>=&gt;</text:p>
        <text:p text:style-name="P29"><text:tab/>=&gt; lx_srcpos<text:tab/>:Source_Position</text:p>
        <text:p text:style-name="P29"><text:tab/>;</text:p>
        <text:p text:style-name="P29"/>
        <text:p text:style-name="P170"><text:span text:style-name="T83">ALL_SOURCE &gt; </text:span><text:bookmark-start text:name="index"/><text:span text:style-name="T88">index</text:span><text:bookmark-end text:name="index"/></text:p>
        <text:p text:style-name="P102"><text:span text:style-name="T52"/></text:p>
        <text:p text:style-name="P102"><text:span text:style-name="T52">index_s</text:span><text:tab/>=&gt;</text:p>
        <text:p text:style-name="P66"><text:tab/>=&gt; as_list<text:tab/>:index</text:p>
        <text:p text:style-name="P66"><text:tab/>=&gt; lx_srcpos<text:tab/>:Source_Position</text:p>
        <text:p text:style-name="P67"><text:tab/>;</text:p>
        <text:p text:style-name="P66"/>
        <text:p text:style-name="P66">index<text:tab/>=&gt;</text:p>
        <text:p text:style-name="P66"><text:tab/>=&gt; as_name<text:tab/>:NAME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164"><text:span text:style-name="T83">ALL_SOURCE &gt; </text:span><text:bookmark-start text:name="comp_list"/><text:span text:style-name="T88">comp_list</text:span><text:bookmark-end text:name="comp_list"/></text:p>
        <text:p text:style-name="P53"/>
        <text:p text:style-name="P53">comp_list<text:tab/>=&gt;</text:p>
        <text:p text:style-name="P53"><text:tab/>=&gt; as_decl_s<text:tab/>:decl_s</text:p>
        <text:p text:style-name="P53"><text:tab/>=&gt; as_variant_part<text:tab/>:VARIANT_PART</text:p>
        <text:p text:style-name="P53"><text:tab/>=&gt; as_pragma_s<text:tab/>:pragma_s</text:p>
        <text:p text:style-name="P53"><text:tab/>=&gt; lx_srcpos<text:tab/>:Source_Position</text:p>
        <text:p text:style-name="P55"><text:tab/>;</text:p>
        <text:p text:style-name="P137"><text:span text:style-name="T67">ALL_SOURCE &gt; </text:span><text:span text:style-name="T21">VARIANT</text:span><text:span text:style-name="T22">_PART</text:span></text:p>
        <text:p text:style-name="P56"/>
        <text:p text:style-name="P56">variant_part<text:tab/>=&gt;</text:p>
        <text:p text:style-name="P53"><text:tab/>=&gt; as_name<text:tab/>:NAME</text:p>
        <text:p text:style-name="P53"><text:tab/>=&gt; as_variant_s<text:tab/>:variant_s</text:p>
        <text:p text:style-name="P53"><text:tab/>=&gt; lx_srcpos<text:tab/>:Source_Position</text:p>
        <text:p text:style-name="P53"><text:tab/>;</text:p>
        <text:p text:style-name="P171"><text:span text:style-name="T83">ALL_SOURCE &gt; </text:span><text:span text:style-name="T88">VARIANT</text:span><text:span text:style-name="T92">_ELEM</text:span></text:p>
        <text:p text:style-name="P56"/>
        <text:p text:style-name="P56"><text:span text:style-name="T52">variant_s</text:span><text:tab/>=&gt;</text:p>
        <text:p text:style-name="P53"><text:tab/>=&gt; as_list<text:tab/>:VARIANT_ELEM</text:p>
        <text:p text:style-name="P53"><text:tab/>=&gt; lx_srcpos<text:tab/>:Source_Position</text:p>
        <text:p text:style-name="P54"><text:tab/>;</text:p>
        <text:p text:style-name="P53"/>
        <text:p text:style-name="P53">variant<text:tab/>=&gt;</text:p>
        <text:p text:style-name="P53"><text:tab/>=&gt; as_choice_s<text:tab/>:<text:a xlink:type="simple" xlink:href="#CHOICE" text:style-name="Internet_20_link" text:visited-style-name="Visited_20_Internet_20_Link">choice_s</text:a></text:p>
        <text:p text:style-name="P53"><text:tab/>=&gt; as_comp_list<text:tab/>:comp_list</text:p>
        <text:p text:style-name="P53"><text:tab/>=&gt; lx_srcpos<text:tab/>:Source_Position</text:p>
        <text:p text:style-name="P53"><text:tab/>;</text:p>
        <text:p text:style-name="P53">variant_pragma<text:tab/>=&gt;</text:p>
        <text:p text:style-name="P53"><text:tab/>=&gt; as_pragma<text:tab/>:pragma</text:p>
        <text:p text:style-name="P53"><text:tab/>=&gt; lx_srcpos<text:tab/>:Source_Position</text:p>
        <text:p text:style-name="P53"><text:tab/>;</text:p>
        <text:p text:style-name="P165"><text:span text:style-name="T83">ALL_SOURCE &gt; </text:span><text:bookmark-start text:name="CONSTRAINT"/><text:span text:style-name="T88">CONSTRAINT</text:span><text:bookmark-end text:name="CONSTRAINT"/></text:p>
        <text:p text:style-name="P33"/>
        <text:p text:style-name="P103">index_constraint<text:tab/>=&gt;</text:p>
        <text:p text:style-name="P103"><text:tab/>=&gt; as_discrete_range_s<text:tab/>:<text:a xlink:type="simple" xlink:href="#DISCRETE_RANGE" text:style-name="Internet_20_link" text:visited-style-name="Visited_20_Internet_20_Link">discrete_range_s</text:a></text:p>
        <text:p text:style-name="P103"><text:tab/>=&gt; lx_srcpos<text:tab/>:Source_Position</text:p>
        <text:p text:style-name="P103"><text:tab/>;</text:p>
        <text:p text:style-name="P103">dscrmt_constraint<text:tab/>=&gt;</text:p>
        <text:p text:style-name="P103"><text:tab/>=&gt; as_general_assoc_s<text:tab/>:general_assoc_s</text:p>
        <text:p text:style-name="P103"><text:tab/>=&gt; lx_srcpos<text:tab/>:Source_Position</text:p>
        <text:p text:style-name="P103"><text:tab/>;</text:p>
        <text:p text:style-name="P165"><text:span text:style-name="T83">ALL_SOURCE &gt; </text:span><text:span text:style-name="T86">CONSTRAINT </text:span><text:span text:style-name="T83">&gt; </text:span><text:bookmark-start text:name="CONSTRAINT Copie 1"/><text:span text:style-name="T93">REAL_</text:span><text:span text:style-name="T94">C</text:span><text:span text:style-name="T88">ONSTRAINT</text:span><text:bookmark-end text:name="CONSTRAINT Copie 1"/></text:p>
        <text:p text:style-name="P103"/>
        <text:p text:style-name="P103">float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3"><text:tab/>;</text:p>
        <text:p text:style-name="P33">fixed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4"><text:tab/>;</text:p>
        <text:p text:style-name="P139"><text:soft-page-break/><text:span text:style-name="T67">ALL_SOURCE &gt; </text:span><text:span text:style-name="T77">CONSTRAINT &gt; </text:span><text:bookmark-start text:name="DISCRETE_RANGE"/><text:span text:style-name="T23">DISCRETE_RANGE</text:span><text:bookmark-end text:name="DISCRETE_RANGE"/></text:p>
        <text:p text:style-name="P126"><text:span text:style-name="T52"/></text:p>
        <text:p text:style-name="P126"><text:span text:style-name="T52">discrete_range_s</text:span><text:tab/>=&gt;</text:p>
        <text:p text:style-name="P86"><text:tab/>=&gt; as_list<text:tab/>:DISCRETE_RANGE</text:p>
        <text:p text:style-name="P86"><text:tab/>=&gt; lx_srcpos<text:tab/>:Source_Position</text:p>
        <text:p text:style-name="P76"><text:tab/>;</text:p>
        <text:p text:style-name="P75"/>
        <text:p text:style-name="P103">discrete_subtype<text:tab/>=&gt;</text:p>
        <text:p text:style-name="P103"><text:tab/>=&gt; as_subtype_indication<text:tab/>:subtype_indication</text:p>
        <text:p text:style-name="P103"><text:tab/>=&gt; lx_srcpos<text:tab/>:Source_Position</text:p>
        <text:p text:style-name="P103"><text:tab/>;</text:p>
        <text:p text:style-name="P104"><text:span text:style-name="T67">ALL_SOURCE &gt; </text:span><text:span text:style-name="T77">CONSTRAINT &gt; </text:span><text:bookmark-start text:name="DISCRETE_RANGE Copie 1"/><text:span text:style-name="T77">DISCRETE_RANGE</text:span><text:bookmark-end text:name="DISCRETE_RANGE Copie 1"/><text:span text:style-name="T77"> &gt; </text:span><text:span text:style-name="T24">RANGE</text:span></text:p>
        <text:p text:style-name="P103"><text:span text:style-name="T1"/></text:p>
        <text:p text:style-name="P103">range<text:tab/>=&gt;</text:p>
        <text:p text:style-name="P75"><text:tab/>=&gt; as_exp1<text:tab/>:EXP</text:p>
        <text:p text:style-name="P75"><text:tab/>=&gt; as_exp2<text:tab/>:EXP</text:p>
        <text:p text:style-name="P75"><text:tab/>=&gt; lx_srcpos<text:tab/>:Source_Position</text:p>
        <text:p text:style-name="P75"><text:tab/>=&gt; sm_type_spec<text:tab/>:TYPE_SPEC</text:p>
        <text:p text:style-name="P75"><text:tab/>;</text:p>
        <text:p text:style-name="P75">range_attribute<text:tab/>=&gt;</text:p>
        <text:p text:style-name="P75"><text:tab/>=&gt; as_name<text:tab/>:NAME</text:p>
        <text:p text:style-name="P75"><text:tab/>=&gt; as_used_name_id<text:tab/>:used_name_id</text:p>
        <text:p text:style-name="P75"><text:tab/>=&gt; as_exp<text:tab/>:EXP</text:p>
        <text:p text:style-name="P75"><text:tab/>=&gt; lx_srcpos<text:tab/>:Source_Position</text:p>
        <text:p text:style-name="P75"><text:tab/>=&gt; sm_type_spec<text:tab/>:TYPE_SPEC</text:p>
        <text:p text:style-name="P77"><text:tab/>;</text:p>
        <text:p text:style-name="P140"><text:span text:style-name="T67">ALL_SOURCE &gt; </text:span><text:bookmark-start text:name="STM_ELEM"/><text:span text:style-name="T26">STM</text:span><text:span text:style-name="T7">_</text:span><text:span text:style-name="T26">ELEM</text:span><text:bookmark-end text:name="STM_ELEM"/></text:p>
        <text:p text:style-name="P81"><text:span text:style-name="T52"/></text:p>
        <text:p text:style-name="P81"><text:bookmark-start text:name="stm_s"/><text:span text:style-name="T52">stm_s</text:span><text:bookmark-end text:name="stm_s"/><text:tab/>=&gt;</text:p>
        <text:p text:style-name="P81"><text:tab/>=&gt; as_list<text:tab/>:<text:a xlink:type="simple" xlink:href="#STM_ELEM" text:style-name="Internet_20_link" text:visited-style-name="Visited_20_Internet_20_Link">STM_ELEM</text:a></text:p>
        <text:p text:style-name="P81"><text:tab/>=&gt; lx_srcpos<text:tab/>:Source_Position</text:p>
        <text:p text:style-name="P82"><text:tab/>;</text:p>
        <text:p text:style-name="P109"/>
        <text:p text:style-name="P110">stm_pragma<text:tab/>=&gt;</text:p>
        <text:p text:style-name="P110"><text:tab/>=&gt; as_pragma<text:tab/>:pragma</text:p>
        <text:p text:style-name="P110"><text:tab/>=&gt; lx_srcpos<text:tab/>:Source_Position</text:p>
        <text:p text:style-name="P111"><text:tab/>;</text:p>
        <text:p text:style-name="P112"><text:span text:style-name="T67">ALL_SOURCE &gt; </text:span><text:bookmark-start text:name="STM_ELEM Copie 1"/><text:span text:style-name="T80">STM</text:span><text:span text:style-name="T66">_</text:span><text:span text:style-name="T80">ELEM</text:span><text:bookmark-end text:name="STM_ELEM Copie 1"/><text:span text:style-name="T80"> &gt; </text:span><text:span text:style-name="T27">STM</text:span></text:p>
        <text:p text:style-name="P141"><text:span text:style-name="T26"/></text:p>
        <text:p text:style-name="P111">null_stm<text:tab/>=&gt;</text:p>
        <text:p text:style-name="P111"><text:tab/>=&gt; lx_srcpos<text:tab/>:Source_Position</text:p>
        <text:p text:style-name="P111"><text:tab/>;</text:p>
        <text:p text:style-name="P111">labeled<text:tab/>=&gt;</text:p>
        <text:p text:style-name="P30"><text:tab/>=&gt; as_source_name_s<text:tab/>:source_name_s</text:p>
        <text:p text:style-name="P30"><text:tab/>=&gt; as_pragma_s<text:tab/>:pragma_s</text:p>
        <text:p text:style-name="P30"><text:tab/>=&gt; as_stm<text:tab/>:STM</text:p>
        <text:p text:style-name="P30"><text:tab/>=&gt; lx_srcpos<text:tab/>:Source_Position</text:p>
        <text:p text:style-name="P30"><text:tab/>;</text:p>
        <text:p text:style-name="P30">abort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111">accept<text:tab/>=&gt;</text:p>
        <text:p text:style-name="P111"><text:tab/>=&gt; as_name<text:tab/>:NAME</text:p>
        <text:p text:style-name="P111"><text:tab/>=&gt; as_param_s<text:tab/>:param_s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terminate<text:tab/>=&gt;</text:p>
        <text:p text:style-name="P111"><text:tab/>=&gt; lx_srcpos<text:tab/>:Source_Position</text:p>
        <text:p text:style-name="P111"><text:tab/>;</text:p>
        <text:p text:style-name="P111"/>
        <text:p text:style-name="P112"><text:span text:style-name="T67">ALL_SOURCE &gt; </text:span><text:bookmark-start text:name="STM_ELEM Copie 1 Copie 1"/><text:span text:style-name="T80">STM</text:span><text:span text:style-name="T66">_</text:span><text:span text:style-name="T80">ELEM</text:span><text:bookmark-end text:name="STM_ELEM Copie 1 Copie 1"/><text:span text:style-name="T80"> &gt; </text:span><text:span text:style-name="T81">STM &gt; </text:span><text:span text:style-name="T27">CLAUSES_STM</text:span></text:p>
        <text:p text:style-name="P111"/>
        <text:p text:style-name="P111">if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selective_wait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3"><text:tab/>;</text:p>
        <text:p text:style-name="P112"><text:span text:style-name="T67">ALL_SOURCE &gt; </text:span><text:bookmark-start text:name="STM_ELEM Copie 1 Copie 1 Copie 1"/><text:span text:style-name="T80">STM</text:span><text:span text:style-name="T66">_</text:span><text:span text:style-name="T80">ELEM</text:span><text:bookmark-end text:name="STM_ELEM Copie 1 Copie 1 Copie 1"/><text:span text:style-name="T80"> &gt; </text:span><text:span text:style-name="T81">STM &gt; </text:span><text:span text:style-name="T27">STM_WITH_EXP</text:span></text:p>
        <text:p text:style-name="P30"/>
        <text:p text:style-name="P30">return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1">case<text:tab/>=&gt;</text:p>
        <text:p text:style-name="P111"><text:tab/>=&gt; as_exp<text:tab/>:EXP</text:p>
        <text:p text:style-name="P111"><text:tab/>=&gt; as_alternative_s<text:tab/>:<text:a xlink:type="simple" xlink:href="#ALTERNATIVE_ELEM" text:style-name="Internet_20_link" text:visited-style-name="Visited_20_Internet_20_Link">alternative_s</text:a></text:p>
        <text:p text:style-name="P111"><text:tab/>=&gt; lx_srcpos<text:tab/>:Source_Position</text:p>
        <text:p text:style-name="P111"><text:tab/>;</text:p>
        <text:p text:style-name="P111">delay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2"><text:span text:style-name="T67">&gt; </text:span><text:bookmark-start text:name="STM_ELEM Copie 1 Copie 1 Copie 1 Copie 1"/><text:span text:style-name="T80">STM</text:span><text:span text:style-name="T66">_</text:span><text:span text:style-name="T80">ELEM</text:span><text:bookmark-end text:name="STM_ELEM Copie 1 Copie 1 Copie 1 Copie 1"/><text:span text:style-name="T80"> &gt; </text:span><text:span text:style-name="T81">STM &gt; </text:span><text:span text:style-name="T31">STM_WITH_EXP &gt; <text:s/></text:span><text:span text:style-name="T27">STM_WITH_EXP_NAME</text:span></text:p>
        <text:p text:style-name="P30"/>
        <text:p text:style-name="P114">exit<text:tab/>=&gt;</text:p>
        <text:p text:style-name="P114"><text:tab/>=&gt; as_exp<text:tab/>:EXP</text:p>
        <text:p text:style-name="P114"><text:tab/>=&gt; as_name<text:tab/>:NAME</text:p>
        <text:p text:style-name="P114"><text:tab/>=&gt; lx_srcpos<text:tab/>:Source_Position</text:p>
        <text:p text:style-name="P114"><text:tab/>=&gt; sm_stm<text:tab/>:STM</text:p>
        <text:p text:style-name="P114"><text:tab/>;</text:p>
        <text:p text:style-name="P114">assign<text:tab/>=&gt;</text:p>
        <text:p text:style-name="P30"><text:tab/>=&gt; as_exp<text:tab/>:EXP</text:p>
        <text:p text:style-name="P30"><text:tab/>=&gt; as_name<text:tab/>:NAME</text:p>
        <text:p text:style-name="P30"><text:tab/>=&gt; lx_srcpos<text:tab/>:Source_Position</text:p>
        <text:p text:style-name="P30"><text:tab/>;</text:p>
        <text:p text:style-name="P31">code<text:tab/>=&gt;</text:p>
        <text:p text:style-name="P31"><text:tab/>=&gt; as_exp<text:tab/>:EXP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115"><text:span text:style-name="T67">ALL_SOURCE &gt; </text:span><text:bookmark-start text:name="STM_ELEM Copie 1 Copie 1 Copie 1 Copie 2"/><text:span text:style-name="T80">STM</text:span><text:span text:style-name="T66">_</text:span><text:span text:style-name="T80">ELEM</text:span><text:bookmark-end text:name="STM_ELEM Copie 1 Copie 1 Copie 1 Copie 2"/><text:span text:style-name="T80"> &gt; </text:span><text:span text:style-name="T81">STM &gt; </text:span><text:span text:style-name="T27">STM_WITH_</text:span><text:span text:style-name="T28">NAME</text:span></text:p>
        <text:p text:style-name="P31"/>
        <text:p text:style-name="P31">goto<text:tab/>=&gt;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31">raise<text:tab/>=&gt;</text:p>
        <text:p text:style-name="P31"><text:tab/>=&gt; as_name<text:tab/>:NAME</text:p>
        <text:p text:style-name="P31"><text:tab/>=&gt; lx_srcpos<text:tab/>:Source_Position</text:p>
        <text:p text:style-name="P32"><text:tab/>;</text:p>
        <text:p text:style-name="P116"><text:span text:style-name="T67">ALL_SOURCE &gt; </text:span><text:bookmark-start text:name="STM_ELEM Copie 1 Copie 1 Copie 1 Copie 1 Copie 1"/><text:span text:style-name="T80">STM</text:span><text:span text:style-name="T66">_</text:span><text:span text:style-name="T80">ELEM</text:span><text:bookmark-end text:name="STM_ELEM Copie 1 Copie 1 Copie 1 Copie 1 Copie 1"/><text:span text:style-name="T80"> &gt; </text:span><text:span text:style-name="T81">STM &gt; </text:span><text:span text:style-name="T31">STM_WITH_</text:span><text:span text:style-name="T32">NAME</text:span><text:span text:style-name="T31"> &gt; <text:s/></text:span><text:span text:style-name="T28">CALL_</text:span><text:span text:style-name="T27">STM</text:span></text:p>
        <text:p text:style-name="P31"/>
        <text:p text:style-name="P31">entry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31">procedure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117"><text:span text:style-name="T67">ALL_SOURCE &gt; </text:span><text:bookmark-start text:name="STM_ELEM Copie 1 Copie 1 Copie 1 Copie 2 Copie 1"/><text:span text:style-name="T80">STM</text:span><text:span text:style-name="T66">_</text:span><text:span text:style-name="T80">ELEM</text:span><text:bookmark-end text:name="STM_ELEM Copie 1 Copie 1 Copie 1 Copie 2 Copie 1"/><text:span text:style-name="T80"> &gt; </text:span><text:span text:style-name="T81">STM &gt; </text:span><text:span text:style-name="T29">BLOCK_LOOP</text:span></text:p>
        <text:p text:style-name="P31"/>
        <text:p text:style-name="P31">loop<text:tab/>=&gt;</text:p>
        <text:p text:style-name="P31"><text:tab/>=&gt; as_source_name<text:tab/>:SOURCE_NAME</text:p>
        <text:p text:style-name="P31"><text:tab/>=&gt; as_iteration<text:tab/>:<text:a xlink:type="simple" xlink:href="#ITERATION" text:style-name="Internet_20_link" text:visited-style-name="Visited_20_Internet_20_Link">ITERATION</text:a></text:p>
        <text:p text:style-name="P31"><text:tab/>=&gt; as_stm_s<text:tab/>:stm_s</text:p>
        <text:p text:style-name="P31"><text:tab/>=&gt; lx_srcpos<text:tab/>:Source_Position</text:p>
        <text:p text:style-name="P31"><text:tab/>=&gt; cd_level<text:tab/>:Integer</text:p>
        <text:p text:style-name="P31"><text:tab/>=&gt; cd_after_loop<text:tab/>:Integer</text:p>
        <text:p text:style-name="P31"><text:tab/>;</text:p>
        <text:p text:style-name="P31">block<text:tab/>=&gt;</text:p>
        <text:p text:style-name="P31"><text:tab/>=&gt; as_source_name<text:tab/>:SOURCE_NAME</text:p>
        <text:p text:style-name="P31"><text:tab/>=&gt; as_block_body<text:tab/>:block_body</text:p>
        <text:p text:style-name="P31"><text:tab/>=&gt; lx_srcpos<text:tab/>:Source_Position</text:p>
        <text:p text:style-name="P31"><text:tab/>;</text:p>
        <text:p text:style-name="P117"><text:span text:style-name="T67">ALL_SOURCE &gt; </text:span><text:bookmark-start text:name="STM_ELEM Copie 1 Copie 1 Copie 1 Copie 2 Copie 1 Copie 1"/><text:span text:style-name="T80">STM</text:span><text:span text:style-name="T66">_</text:span><text:span text:style-name="T80">ELEM</text:span><text:bookmark-end text:name="STM_ELEM Copie 1 Copie 1 Copie 1 Copie 2 Copie 1 Copie 1"/><text:span text:style-name="T80"> &gt; </text:span><text:span text:style-name="T81">STM &gt; </text:span><text:span text:style-name="T29">ENTRY_STM</text:span></text:p>
        <text:p text:style-name="P31"/>
        <text:p text:style-name="P31">con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1"><text:tab/>;</text:p>
        <text:p text:style-name="P31">time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2"><text:tab/>;</text:p>
        <text:p text:style-name="P125"><text:span text:style-name="T67">ALL_SOURCE &gt; </text:span><text:bookmark-start text:name="ITERATION"/><text:span text:style-name="T30">ITERATION</text:span><text:bookmark-end text:name="ITERATION"/></text:p>
        <text:p text:style-name="P61">for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reverse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while<text:tab/>=&gt;</text:p>
        <text:p text:style-name="P61"><text:tab/>=&gt; as_exp<text:tab/>:EXP</text:p>
        <text:p text:style-name="P61"><text:tab/>=&gt; lx_srcpos<text:tab/>:Source_Position</text:p>
        <text:p text:style-name="P61"><text:tab/>;</text:p>
        <text:p text:style-name="P166"><text:span text:style-name="T83">ALL_SOURCE &gt; </text:span><text:bookmark-start text:name="TEST_CLAUSE_ELEM"/>TEST_CLAUSE_ELEM<text:bookmark-end text:name="TEST_CLAUSE_ELEM"/></text:p>
        <text:p text:style-name="P58"><text:span text:style-name="T52"/></text:p>
        <text:p text:style-name="P58"><text:span text:style-name="T52">test_clause_elem_s</text:span><text:tab/>=&gt;</text:p>
        <text:p text:style-name="P58"><text:tab/>=&gt; as_list<text:tab/>:TEST_CLAUSE_ELEM</text:p>
        <text:p text:style-name="P58"><text:tab/>=&gt; lx_srcpos<text:tab/>:Source_Position</text:p>
        <text:p text:style-name="P59"><text:tab/>;</text:p>
        <text:p text:style-name="P58"/>
        <text:p text:style-name="P58"><text:span text:style-name="T53">c</text:span>ond_claus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ernativ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_pragma<text:tab/>=&gt;</text:p>
        <text:p text:style-name="P58"><text:tab/>=&gt; as_pragma<text:tab/>:pragma</text:p>
        <text:p text:style-name="P58"><text:tab/>=&gt; lx_srcpos<text:tab/>:Source_Position</text:p>
        <text:p text:style-name="P60"><text:tab/>;</text:p>
        <text:p text:style-name="P167">GENERAL_ASSOC</text:p>
        <text:p text:style-name="P44"><text:span text:style-name="T52">general_assoc_s</text:span><text:tab/>=&gt;</text:p>
        <text:p text:style-name="P44"><text:tab/>=&gt; as_list<text:tab/>:GENERAL_ASSOC</text:p>
        <text:p text:style-name="P44"><text:tab/>=&gt; lx_srcpos<text:tab/>:Source_Position</text:p>
        <text:p text:style-name="P44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5"><text:tab/>;</text:p>
        <text:p text:style-name="P173"><text:span text:style-name="T55">GENERAL_ASSOC &gt; </text:span><text:span text:style-name="T40">EXP</text:span></text:p>
        <text:p text:style-name="P62"><text:span text:style-name="T52">exp_s</text:span><text:tab/>=&gt;</text:p>
        <text:p text:style-name="P62"><text:tab/>=&gt; as_list<text:tab/>:EXP</text:p>
        <text:p text:style-name="P62"><text:tab/>=&gt; lx_srcpos<text:tab/>:Source_Position</text:p>
        <text:p text:style-name="P62"><text:tab/>;</text:p>
        <text:p text:style-name="P155"><text:span text:style-name="T56">GENERAL_ASSOC &gt; </text:span><text:span text:style-name="T54">EXP &gt; </text:span>NAME</text:p>
        <text:p text:style-name="P72"><text:bookmark-start text:name="name_s"/><text:span text:style-name="T52">name_s</text:span><text:bookmark-end text:name="name_s"/><text:tab/>=&gt;</text:p>
        <text:p text:style-name="P72"><text:tab/>=&gt; as_list<text:tab/>:NAME</text:p>
        <text:p text:style-name="P72"><text:tab/>=&gt; lx_srcpos<text:tab/>:Source_Position</text:p>
        <text:p text:style-name="P73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54"><text:span text:style-name="T56">GENERAL_ASSOC &gt; </text:span><text:span text:style-name="T54">EXP &gt; </text:span>EXP_EXP</text:p>
        <text:p text:style-name="P37">qualified_allocator<text:tab/>=&gt;</text:p>
        <text:p text:style-name="P37"><text:tab/>=&gt; as_qualified<text:tab/>:qualified</text:p>
        <text:p text:style-name="P37"><text:tab/>=&gt; lx_srcpos<text:tab/>:Source_Position</text:p>
        <text:p text:style-name="P37"><text:tab/>=&gt; sm_exp_type<text:tab/>:TYPE_SPEC</text:p>
        <text:p text:style-name="P37"><text:tab/>;</text:p>
        <text:p text:style-name="P37">subtype_allocator<text:tab/>=&gt;</text:p>
        <text:p text:style-name="P37"><text:tab/>=&gt; as_subtype_indication<text:tab/>:subtype_indication</text:p>
        <text:p text:style-name="P37"><text:tab/>=&gt; lx_srcpos<text:tab/>:Source_Position</text:p>
        <text:p text:style-name="P37"><text:tab/>=&gt; sm_exp_type<text:tab/>:TYPE_SPEC</text:p>
        <text:p text:style-name="P37"><text:tab/>=&gt; sm_desig_type<text:tab/>:TYPE_SPEC</text:p>
        <text:p text:style-name="P37"><text:tab/>;</text:p>
        <text:p text:style-name="P37">aggregate<text:tab/>=&gt;</text:p>
        <text:p text:style-name="P36"><text:tab/>=&gt; as_general_assoc_s<text:tab/>:general_assoc_s</text:p>
        <text:p text:style-name="P36"><text:tab/>=&gt; lx_srcpos<text:tab/>:Source_Position</text:p>
        <text:p text:style-name="P36"><text:tab/>=&gt; sm_exp_type<text:tab/>:TYPE_SPEC</text:p>
        <text:p text:style-name="P36"><text:tab/>=&gt; sm_discrete_range<text:tab/>:DISCRETE_RANGE</text:p>
        <text:p text:style-name="P36"><text:tab/>=&gt; sm_normalized_comp_s<text:tab/>:general_assoc_s</text:p>
        <text:p text:style-name="P36"><text:tab/>;</text:p>
        <text:p text:style-name="P36">string_literal<text:tab/>=&gt;</text:p>
        <text:p text:style-name="P36"><text:tab/>=&gt; lx_srcpos<text:tab/>:Source_Position</text:p>
        <text:p text:style-name="P36"><text:tab/>=&gt; lx_symrep<text:tab/>:symbol_rep</text:p>
        <text:p text:style-name="P36"><text:tab/>=&gt; sm_exp_type<text:tab/>:TYPE_SPEC</text:p>
        <text:p text:style-name="P36"><text:tab/>=&gt; sm_discrete_range<text:tab/>:DISCRETE_RANGE</text:p>
        <text:p text:style-name="P36"><text:tab/>;</text:p>
        <text:p text:style-name="P36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soft-page-break/><text:tab/>=&gt; sm_value<text:tab/>:Value</text:p>
        <text:p text:style-name="P12"><text:tab/>;</text:p>
        <text:p text:style-name="P36">short_circuit<text:tab/>=&gt;</text:p>
        <text:p text:style-name="P36"><text:tab/>=&gt; as_exp1<text:tab/>:EXP</text:p>
        <text:p text:style-name="P36"><text:tab/>=&gt; as_short_circuit_op<text:tab/>:<text:a xlink:type="simple" xlink:href="#SHORT_CIRCUIT_OP" text:style-name="Internet_20_link" text:visited-style-name="Visited_20_Internet_20_Link">SHORT_CIRCUIT_OP</text:a></text:p>
        <text:p text:style-name="P36"><text:tab/>=&gt; as_exp2<text:tab/>:EXP</text:p>
        <text:p text:style-name="P36"><text:tab/>=&gt; lx_srcpos<text:tab/>:Source_Position</text:p>
        <text:p text:style-name="P36"><text:tab/>=&gt; sm_exp_type<text:tab/>:TYPE_SPEC</text:p>
        <text:p text:style-name="P36"><text:tab/>=&gt; sm_value<text:tab/>:Value</text:p>
        <text:p text:style-name="P36"><text:tab/>;</text:p>
        <text:p text:style-name="P36">parenthesized<text:tab/>=&gt;</text:p>
        <text:p text:style-name="P35"><text:tab/>=&gt; as_exp<text:tab/>:EXP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conversio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qualified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3"><text:bookmark-start text:name="SHORT_CIRCUIT_OP"/><text:span text:style-name="T4">SHORT_CIRCUIT</text:span><text:span text:style-name="T5">_OP</text:span><text:bookmark-end text:name="SHORT_CIRCUIT_OP"/></text:p>
        <text:p text:style-name="P57">and_then<text:tab/>=&gt;</text:p>
        <text:p text:style-name="P57"><text:tab/>=&gt; lx_srcpos<text:tab/>:Source_Position</text:p>
        <text:p text:style-name="P57"><text:tab/>;</text:p>
        <text:p text:style-name="P57">or_else<text:tab/>=&gt;</text:p>
        <text:p text:style-name="P57"><text:tab/>=&gt; lx_srcpos<text:tab/>:Source_Position</text:p>
        <text:p text:style-name="P57"><text:tab/>;</text:p>
        <text:p text:style-name="P153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75">TYPE_SPEC</text:p>
        <text:p text:style-name="P39">universal_integer<text:tab/>=&gt;</text:p>
        <text:p text:style-name="P39"><text:tab/>;</text:p>
        <text:p text:style-name="P39">universal_fixed<text:tab/>=&gt;</text:p>
        <text:p text:style-name="P39"><text:tab/>;</text:p>
        <text:p text:style-name="P39">universal_real<text:tab/>=&gt;</text:p>
        <text:p text:style-name="P39"><text:tab/>;</text:p>
        <text:p text:style-name="P39">incomplete<text:tab/>=&gt;</text:p>
        <text:p text:style-name="P39"><text:tab/>=&gt; sm_discriminant_s<text:tab/>:dscrmt_decl_s</text:p>
        <text:p text:style-name="P39"><text:tab/>=&gt; xd_source_name<text:tab/>:SOURCE_NAME</text:p>
        <text:p text:style-name="P39"><text:tab/>=&gt; xd_full_type_spec<text:tab/>:TYPE_SPEC</text:p>
        <text:p text:style-name="P39"><text:tab/>;</text:p>
        <text:p text:style-name="P156">SCALAR</text:p>
        <text:p text:style-name="P74"><text:span text:style-name="T52">scalar_s</text:span><text:tab/>=&gt;</text:p>
        <text:p text:style-name="P74"><text:tab/>=&gt; as_list<text:tab/>:SCALAR</text:p>
        <text:p text:style-name="P74"><text:tab/>=&gt; lx_srcpos<text:tab/>:Source_Position</text:p>
        <text:p text:style-name="P74"><text:tab/>;</text:p>
        <text:p text:style-name="P74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;</text:p>
        <text:p text:style-name="P40">fixed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range<text:tab/>:RANGE</text:p>
        <text:p text:style-name="P40"><text:tab/>=&gt; sm_accuracy<text:tab/>:Value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impl_small<text:tab/>:Value</text:p>
        <text:p text:style-name="P40"><text:tab/>=&gt; cd_impl_size<text:tab/>:Integer</text:p>
        <text:p text:style-name="P40"><text:tab/>;</text:p>
        <text:p text:style-name="P40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57">CONSTRAINED</text:p>
        <text:p text:style-name="P41">constrained_record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normalized_dscrmt_s<text:tab/>:exp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41">constrained_array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index_subtype_s<text:tab/>:scalar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=&gt; cd_offset<text:tab/>:Integer</text:p>
        <text:p text:style-name="P41"><text:tab/>=&gt; cd_dimensions<text:tab/>:Integer</text:p>
        <text:p text:style-name="P41"><text:tab/>;</text:p>
        <text:p text:style-name="P41">constrained_access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desig_type<text:tab/>:TYPE_SPEC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2">array<text:tab/>=&gt;</text:p>
        <text:p text:style-name="P42"><text:tab/>=&gt; sm_derived<text:tab/>:TYPE_SPEC</text:p>
        <text:p text:style-name="P42"><text:tab/>=&gt; sm_is_anonymous<text:tab/>:BOOLEAN</text:p>
        <text:p text:style-name="P42"><text:tab/>=&gt; sm_base_type<text:tab/>:TYPE_SPEC</text:p>
        <text:p text:style-name="P42"><text:tab/>=&gt; sm_size<text:tab/>:EXP</text:p>
        <text:p text:style-name="P42"><text:tab/>=&gt; sm_is_limited<text:tab/>:BOOLEAN</text:p>
        <text:p text:style-name="P42"><text:tab/>=&gt; sm_is_packed<text:tab/>:BOOLEAN</text:p>
        <text:p text:style-name="P42"><text:tab/>=&gt; sm_index_s<text:tab/>:index_s</text:p>
        <text:p text:style-name="P42"><text:tab/>=&gt; sm_comp_type<text:tab/>:TYPE_SPEC</text:p>
        <text:p text:style-name="P42"><text:tab/>=&gt; xd_source_name<text:tab/>:SOURCE_NAME</text:p>
        <text:p text:style-name="P42"><text:tab/>=&gt; cd_comp_unit<text:tab/>:Integer</text:p>
        <text:p text:style-name="P42"><text:tab/>=&gt; cd_level<text:tab/>:Integer</text:p>
        <text:p text:style-name="P42"><text:tab/>=&gt; cd_compiled<text:tab/>:BOOLEAN</text:p>
        <text:p text:style-name="P42"><text:tab/>;</text:p>
        <text:p text:style-name="P42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soft-page-break/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3">task_spec<text:tab/>=&gt;</text:p>
        <text:p text:style-name="P43"><text:tab/>=&gt; sm_derived<text:tab/>:TYPE_SPEC</text:p>
        <text:p text:style-name="P43"><text:tab/>=&gt; sm_is_anonymous<text:tab/>:BOOLEAN</text:p>
        <text:p text:style-name="P43"><text:tab/>=&gt; sm_decl_s<text:tab/>:decl_s</text:p>
        <text:p text:style-name="P43"><text:tab/>=&gt; sm_body<text:tab/>:BODY</text:p>
        <text:p text:style-name="P43"><text:tab/>=&gt; sm_address<text:tab/>:EXP</text:p>
        <text:p text:style-name="P43"><text:tab/>=&gt; sm_size<text:tab/>:EXP</text:p>
        <text:p text:style-name="P43"><text:tab/>=&gt; sm_storage_size<text:tab/>:EXP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xd_stub<text:tab/>:stub</text:p>
        <text:p text:style-name="P43"><text:tab/>=&gt; xd_body<text:tab/>:SUBUNIT_BODY</text:p>
        <text:p text:style-name="P43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122"><text:span text:style-name="T50">DEF_NAME &gt; </text:span><text:span text:style-name="T51">SOURCE_NAME</text:span></text:p>
        <text:p text:style-name="P78"><text:span text:style-name="T52">source_name_s</text:span><text:tab/>=&gt;</text:p>
        <text:p text:style-name="P78"><text:tab/>=&gt; as_list<text:tab/>:SOURCE_NAME</text:p>
        <text:p text:style-name="P78"><text:tab/>=&gt; lx_srcpos<text:tab/>:Source_Position</text:p>
        <text:p text:style-name="P78"><text:tab/>;</text:p>
        <text:p text:style-name="P78"/>
        <text:p text:style-name="P38">variabl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is_shared<text:tab/>:BOOLEAN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const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first<text:tab/>:DEF_NAME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numb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xd_region<text:tab/>:SOURCE_NAME</text:p>
        <text:p text:style-name="P38"><text:tab/>;</text:p>
        <text:p text:style-name="P38">compon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xd_region<text:tab/>:SOURCE_NAME</text:p>
        <text:p text:style-name="P38"><text:tab/>;</text:p>
        <text:p text:style-name="P38">discrimin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i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in_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38">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68">enum_literal_s<text:tab/>=&gt;</text:p>
        <text:p text:style-name="P68"><text:tab/>=&gt; as_list<text:tab/>:<text:a xlink:type="simple" xlink:href="#ENUM_LITERAL" text:style-name="Internet_20_link" text:visited-style-name="Visited_20_Internet_20_Link">ENUM_LITERAL</text:a></text:p>
        <text:p text:style-name="P68"><text:tab/>=&gt; lx_srcpos<text:tab/>:Source_Position</text:p>
        <text:p text:style-name="P68"><text:tab/>=&gt; cd_alignment<text:tab/>:Integer</text:p>
        <text:p text:style-name="P68"><text:tab/>=&gt; cd_impl_size<text:tab/>:Integer</text:p>
        <text:p text:style-name="P68"><text:tab/>=&gt; cd_last<text:tab/>:Integer</text:p>
        <text:p text:style-name="P68"><text:tab/>;</text:p>
        <text:p text:style-name="P176"><text:bookmark-start text:name="ENUM_LITERAL"/>ENUM_LITERAL<text:bookmark-end text:name="ENUM_LITERAL"/></text:p>
        <text:p text:style-name="P68">enum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charact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it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sub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l_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ocedur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soft-page-break/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;</text:p>
        <text:p text:style-name="P38">func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cd_result_size<text:tab/>:Integer</text:p>
        <text:p text:style-name="P38"><text:tab/>;</text:p>
        <text:p text:style-name="P38">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xd_not_equal<text:tab/>:operator_id</text:p>
        <text:p text:style-name="P38"><text:tab/>;</text:p>
        <text:p text:style-name="P38">packag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;</text:p>
        <text:p text:style-name="P38">generic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generic_param_s<text:tab/>:item_s</text:p>
        <text:p text:style-name="P38"><text:tab/>=&gt; sm_body<text:tab/>:BODY</text:p>
        <text:p text:style-name="P38"><text:tab/>=&gt; sm_is_inline<text:tab/>:BOOLEAN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;</text:p>
        <text:p text:style-name="P38">task_bod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type_spec<text:tab/>:TYPE_SPEC</text:p>
        <text:p text:style-name="P38"><text:tab/>=&gt; sm_body<text:tab/>:BODY</text:p>
        <text:p text:style-name="P38"><text:tab/>=&gt; xd_region<text:tab/>:SOURCE_NAME</text:p>
        <text:p text:style-name="P38"><text:tab/>;</text:p>
        <text:p text:style-name="P38">label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>block_loop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;</text:p>
        <text:p text:style-name="P38">entr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pec<text:tab/>:HEADER</text:p>
        <text:p text:style-name="P38"><text:tab/>=&gt; sm_address<text:tab/>:EXP</text:p>
        <text:p text:style-name="P38"><text:tab/>=&gt; xd_region<text:tab/>:SOURCE_NAME</text:p>
        <text:p text:style-name="P38"><text:tab/>;</text:p>
        <text:p text:style-name="P38">excep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renames_exc<text:tab/>:NAME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/>
        <text:p text:style-name="P124"><text:span text:style-name="T50">DEF_NAME &gt; </text:span><text:span text:style-name="T51">PREDEF_NAME</text:span></text:p>
        <text:p text:style-name="P38">attribut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pragma_id<text:tab/>=&gt;</text:p>
        <text:p text:style-name="P38"><text:tab/>=&gt; lx_srcpos<text:tab/>:Source_Position</text:p>
        <text:p text:style-name="P38"><text:tab/>=&gt; lx_symrep<text:tab/>:symbol_rep</text:p>
        <text:p text:style-name="P38"><text:span text:style-name="T2">!! </text:span><text:span text:style-name="T6">VERIFIER SEQ ? !!</text:span><text:tab/>=&gt; sm_argument_id_s<text:tab/>:argument_id</text:p>
        <text:p text:style-name="P38"><text:tab/>=&gt; xd_pos<text:tab/>:Integer</text:p>
        <text:p text:style-name="P69"><text:tab/>;</text:p>
        <text:p text:style-name="P69">argument_id_s<text:tab/>=&gt;</text:p>
        <text:p text:style-name="P69"><text:tab/>=&gt; as_list<text:tab/>:argument_id</text:p>
        <text:p text:style-name="P69"><text:tab/>=&gt; lx_srcpos<text:tab/>:Source_Position</text:p>
        <text:p text:style-name="P69"><text:tab/>;</text:p>
        <text:p text:style-name="P69">argum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bltn_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perator<text:tab/>:Integer</text:p>
        <text:p text:style-name="P38"><text:tab/>;</text:p>
        <text:p text:style-name="P174">UNIT_DESC</text:p>
        <text:p text:style-name="P49">implicit_not_eq<text:tab/>=&gt;</text:p>
        <text:p text:style-name="P49"><text:tab/>=&gt; lx_srcpos<text:tab/>:Source_Position</text:p>
        <text:p text:style-name="P49"><text:tab/>=&gt; sm_equal<text:tab/>:SOURCE_NAME</text:p>
        <text:p text:style-name="P49"><text:tab/>;</text:p>
        <text:p text:style-name="P49">derived_subprog<text:tab/>=&gt;</text:p>
        <text:p text:style-name="P49"><text:tab/>=&gt; lx_srcpos<text:tab/>:Source_Position</text:p>
        <text:p text:style-name="P49"><text:tab/>=&gt; sm_derivable<text:tab/>:SOURCE_NAME</text:p>
        <text:p text:style-name="P49"><text:tab/>;</text:p>
        <text:p text:style-name="P17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0T17:03:59.803285359</dc:date>
    <meta:editing-duration>P6DT18H10M10S</meta:editing-duration>
    <meta:editing-cycles>214</meta:editing-cycles>
    <meta:generator>LibreOffice/24.2.7.2$Linux_X86_64 LibreOffice_project/420$Build-2</meta:generator>
    <meta:print-date>2024-06-21T14:06:31.976280186</meta:print-date>
    <meta:document-statistic meta:table-count="0" meta:image-count="0" meta:object-count="0" meta:page-count="14" meta:paragraph-count="1379" meta:word-count="3576" meta:character-count="27528" meta:non-whitespace-character-count="24238"/>
  </office:meta>
</office:document-meta>
</file>